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0C81F08828561CCDD6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801900" draw:textarea-horizontal-align="justify" draw:textarea-vertical-align="middle" draw:auto-grow-height="false" fo:min-height="3.05cm" fo:min-width="7.59cm"/>
    </style:style>
    <style:style style:name="gr3" style:family="graphic" style:parent-style-name="standard">
      <style:graphic-properties draw:stroke="solid" svg:stroke-width="0.106cm" svg:stroke-color="#000000" draw:marker-start-width="0.358cm" draw:marker-end-width="0.358cm" draw:fill="none" draw:opacity="83%" draw:textarea-horizontal-align="justify" draw:textarea-vertical-align="middle" draw:auto-grow-height="false" fo:min-height="0.446cm" fo:min-width="1.823cm" fo:padding-top="0.177cm" fo:padding-bottom="0.177cm" fo:padding-left="0.302cm" fo:padding-right="0.302cm"/>
    </style:style>
    <style:style style:name="gr4" style:family="graphic" style:parent-style-name="standard">
      <style:graphic-properties draw:stroke="solid" svg:stroke-width="0.106cm" svg:stroke-color="#000000" draw:marker-start-width="0.358cm" draw:marker-end-width="0.358cm" draw:fill="none" draw:opacity="83%" draw:textarea-horizontal-align="justify" draw:textarea-vertical-align="middle" draw:auto-grow-height="false" fo:min-height="0.446cm" fo:min-width="1.115cm" fo:padding-top="0.177cm" fo:padding-bottom="0.177cm" fo:padding-left="0.302cm" fo:padding-right="0.302cm"/>
    </style:style>
    <style:style style:name="gr5" style:family="graphic" style:parent-style-name="standard">
      <style:graphic-properties draw:stroke="solid" svg:stroke-width="0.106cm" svg:stroke-color="#000000" draw:marker-start-width="0.358cm" draw:marker-end-width="0.358cm" draw:fill="none" draw:opacity="83%" draw:textarea-horizontal-align="justify" draw:textarea-vertical-align="middle" draw:auto-grow-height="false" fo:min-height="0.446cm" fo:min-width="0.913cm" fo:padding-top="0.177cm" fo:padding-bottom="0.177cm" fo:padding-left="0.302cm" fo:padding-right="0.302cm"/>
    </style:style>
    <style:style style:name="gr6" style:family="graphic" style:parent-style-name="standard">
      <style:graphic-properties draw:stroke="solid" svg:stroke-width="0.106cm" svg:stroke-color="#000000" draw:marker-start-width="0.358cm" draw:marker-end-width="0.358cm" draw:fill="none" draw:opacity="83%" draw:textarea-horizontal-align="justify" draw:textarea-vertical-align="middle" draw:auto-grow-height="false" fo:min-height="0.446cm" fo:min-width="0cm" fo:padding-top="0.177cm" fo:padding-bottom="0.177cm" fo:padding-left="0.302cm" fo:padding-right="0.302cm"/>
    </style:style>
    <style:style style:name="gr7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 style:parent-style-name="objectwithoutfill">
      <style:graphic-properties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9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-color="#801900" draw:textarea-horizontal-align="justify" draw:textarea-vertical-align="middle" draw:auto-grow-height="false" fo:min-height="0.094cm" fo:min-width="1.698cm"/>
    </style:style>
    <style:style style:name="gr11" style:family="graphic" style:parent-style-name="standard">
      <style:graphic-properties draw:stroke="none" draw:fill-color="#801900" draw:textarea-horizontal-align="justify" draw:textarea-vertical-align="middle" draw:auto-grow-height="false" fo:min-height="0.094cm" fo:min-width="1.63cm"/>
    </style:style>
    <style:style style:name="gr12" style:family="graphic" style:parent-style-name="standard">
      <style:graphic-properties draw:stroke="none" draw:fill-color="#801900" draw:textarea-horizontal-align="justify" draw:textarea-vertical-align="middle" draw:auto-grow-height="false" fo:min-height="0.094cm" fo:min-width="1.56cm"/>
    </style:style>
    <style:style style:name="gr13" style:family="graphic" style:parent-style-name="standard">
      <style:graphic-properties draw:stroke="none" draw:fill-color="#801900"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svg:stroke-width="0.106cm" draw:marker-start-width="0.359cm" draw:marker-end-width="0.359cm" draw:fill="none" draw:fill-color="#990000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stroke="none" draw:fill-color="#009900" draw:textarea-horizontal-align="justify" draw:textarea-vertical-align="middle" draw:auto-grow-height="false" fo:min-height="0.89cm" fo:min-width="0.1cm"/>
    </style:style>
    <style:style style:name="gr16" style:family="graphic" style:parent-style-name="standard">
      <style:graphic-properties draw:stroke="none" draw:fill-color="#009900" draw:textarea-horizontal-align="justify" draw:textarea-vertical-align="middle" draw:auto-grow-height="false" fo:min-height="0.258cm" fo:min-width="0.1cm"/>
    </style:style>
    <style:style style:name="gr17" style:family="graphic" style:parent-style-name="standard">
      <style:graphic-properties draw:stroke="none" draw:fill-color="#009900" draw:textarea-horizontal-align="justify" draw:textarea-vertical-align="middle" draw:auto-grow-height="false" fo:min-height="0.002cm" fo:min-width="0cm"/>
    </style:style>
    <style:style style:name="gr18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draw:fill-color="#0000cc" draw:textarea-horizontal-align="justify" draw:textarea-vertical-align="middle" draw:auto-grow-height="false" fo:min-height="0.89cm" fo:min-width="0.1cm"/>
    </style:style>
    <style:style style:name="gr20" style:family="graphic" style:parent-style-name="standard">
      <style:graphic-properties draw:stroke="none" draw:fill-color="#0000cc" draw:textarea-horizontal-align="justify" draw:textarea-vertical-align="middle" draw:auto-grow-height="false" fo:min-height="0.258cm" fo:min-width="0.1cm"/>
    </style:style>
    <style:style style:name="gr21" style:family="graphic" style:parent-style-name="standard">
      <style:graphic-properties draw:stroke="none" draw:fill-color="#0000cc" draw:textarea-horizontal-align="justify" draw:textarea-vertical-align="middle" draw:auto-grow-height="false" fo:min-height="0.002cm" fo:min-width="0cm"/>
    </style:style>
    <style:style style:name="gr22" style:family="graphic" style:parent-style-name="standard">
      <style:graphic-properties draw:stroke="none" draw:fill-color="#cc0000" draw:textarea-horizontal-align="justify" draw:textarea-vertical-align="middle" draw:auto-grow-height="false" fo:min-height="0.89cm" fo:min-width="0.1cm"/>
    </style:style>
    <style:style style:name="gr23" style:family="graphic" style:parent-style-name="standard">
      <style:graphic-properties draw:stroke="none" draw:fill-color="#cc0000" draw:textarea-horizontal-align="justify" draw:textarea-vertical-align="middle" draw:auto-grow-height="false" fo:min-height="0.258cm" fo:min-width="0.1cm"/>
    </style:style>
    <style:style style:name="gr24" style:family="graphic" style:parent-style-name="standard">
      <style:graphic-properties draw:stroke="none" draw:fill-color="#cc0000" draw:textarea-horizontal-align="justify" draw:textarea-vertical-align="middle" draw:auto-grow-height="false" fo:min-height="0.002cm" fo:min-width="0cm"/>
    </style:style>
    <style:style style:name="gr25" style:family="graphic" style:parent-style-name="standard">
      <style:graphic-properties draw:stroke="none" draw:fill-color="#ff9900" draw:textarea-horizontal-align="justify" draw:textarea-vertical-align="middle" draw:auto-grow-height="false" fo:min-height="0.89cm" fo:min-width="0.1cm"/>
    </style:style>
    <style:style style:name="gr26" style:family="graphic" style:parent-style-name="standard">
      <style:graphic-properties draw:stroke="none" draw:fill-color="#ff9900" draw:textarea-horizontal-align="justify" draw:textarea-vertical-align="middle" draw:auto-grow-height="false" fo:min-height="0.258cm" fo:min-width="0.1cm"/>
    </style:style>
    <style:style style:name="gr27" style:family="graphic" style:parent-style-name="standard">
      <style:graphic-properties draw:stroke="none" draw:fill-color="#ff9900" draw:textarea-horizontal-align="justify" draw:textarea-vertical-align="middle" draw:auto-grow-height="false" fo:min-height="0.002cm" fo:min-width="0cm"/>
    </style:style>
    <style:style style:name="gr28" style:family="graphic" style:parent-style-name="standard">
      <style:graphic-properties draw:stroke="none" draw:fill-color="#009900" draw:textarea-horizontal-align="justify" draw:textarea-vertical-align="middle" draw:auto-grow-height="false" fo:min-height="2.27cm" fo:min-width="0.9cm"/>
    </style:style>
    <style:style style:name="gr29" style:family="graphic" style:parent-style-name="standard">
      <style:graphic-properties draw:stroke="none" draw:fill-color="#009900" draw:textarea-horizontal-align="justify" draw:textarea-vertical-align="middle" draw:auto-grow-height="false" fo:min-height="0.872cm" fo:min-width="0.9cm"/>
    </style:style>
    <style:style style:name="gr30" style:family="graphic" style:parent-style-name="standard">
      <style:graphic-properties draw:stroke="none" draw:fill-color="#009900" draw:textarea-horizontal-align="justify" draw:textarea-vertical-align="middle" draw:auto-grow-height="false" fo:min-height="0.308cm" fo:min-width="0.2cm"/>
    </style:style>
    <style:style style:name="gr31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.2cm"/>
    </style:style>
    <style:style style:name="gr32" style:family="graphic" style:parent-style-name="standard">
      <style:graphic-properties draw:stroke="none" draw:fill-color="#ff9900" draw:textarea-horizontal-align="justify" draw:textarea-vertical-align="middle" draw:auto-grow-height="false" fo:min-height="2.21cm" fo:min-width="1cm"/>
    </style:style>
    <style:style style:name="gr33" style:family="graphic" style:parent-style-name="standard">
      <style:graphic-properties draw:stroke="none" draw:fill-color="#ff9900" draw:textarea-horizontal-align="justify" draw:textarea-vertical-align="middle" draw:auto-grow-height="false" fo:min-height="0.846cm" fo:min-width="1cm"/>
    </style:style>
    <style:style style:name="gr34" style:family="graphic" style:parent-style-name="standard">
      <style:graphic-properties draw:stroke="none" draw:fill-color="#ff9900" draw:textarea-horizontal-align="justify" draw:textarea-vertical-align="middle" draw:auto-grow-height="false" fo:min-height="0.294cm" fo:min-width="0.25cm"/>
    </style:style>
    <style:style style:name="gr35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.25cm"/>
    </style:style>
    <style:style style:name="gr36" style:family="graphic" style:parent-style-name="standard">
      <style:graphic-properties draw:stroke="none" draw:fill-color="#0000cc" draw:textarea-horizontal-align="justify" draw:textarea-vertical-align="middle" draw:auto-grow-height="false" fo:min-height="2.33cm" fo:min-width="0.8cm"/>
    </style:style>
    <style:style style:name="gr37" style:family="graphic" style:parent-style-name="standard">
      <style:graphic-properties draw:stroke="none" draw:fill-color="#0000cc" draw:textarea-horizontal-align="justify" draw:textarea-vertical-align="middle" draw:auto-grow-height="false" fo:min-height="0.9cm" fo:min-width="0.8cm"/>
    </style:style>
    <style:style style:name="gr38" style:family="graphic" style:parent-style-name="standard">
      <style:graphic-properties draw:stroke="none" draw:fill-color="#0000cc" draw:textarea-horizontal-align="justify" draw:textarea-vertical-align="middle" draw:auto-grow-height="false" fo:min-height="0.32cm" fo:min-width="0.15cm"/>
    </style:style>
    <style:style style:name="gr39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.15cm"/>
    </style:style>
    <style:style style:name="gr40" style:family="graphic" style:parent-style-name="standard">
      <style:graphic-properties draw:stroke="none" draw:fill-color="#cc0000" draw:textarea-horizontal-align="justify" draw:textarea-vertical-align="middle" draw:auto-grow-height="false" fo:min-height="2.27cm" fo:min-width="0.7cm"/>
    </style:style>
    <style:style style:name="gr41" style:family="graphic" style:parent-style-name="standard">
      <style:graphic-properties draw:stroke="none" draw:fill-color="#cc0000" draw:textarea-horizontal-align="justify" draw:textarea-vertical-align="middle" draw:auto-grow-height="false" fo:min-height="0.872cm" fo:min-width="0.7cm"/>
    </style:style>
    <style:style style:name="gr42" style:family="graphic" style:parent-style-name="standard">
      <style:graphic-properties draw:stroke="none" draw:fill-color="#cc0000" draw:textarea-horizontal-align="justify" draw:textarea-vertical-align="middle" draw:auto-grow-height="false" fo:min-height="0.308cm" fo:min-width="0.1cm"/>
    </style:style>
    <style:style style:name="gr43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.1cm"/>
    </style:style>
    <style:style style:name="gr44" style:family="graphic" style:parent-style-name="standard">
      <style:graphic-properties draw:stroke="none" draw:fill-color="#009900" draw:textarea-horizontal-align="justify" draw:textarea-vertical-align="middle" draw:auto-grow-height="false" fo:min-height="2.27cm" fo:min-width="0.8cm"/>
    </style:style>
    <style:style style:name="gr45" style:family="graphic" style:parent-style-name="standard">
      <style:graphic-properties draw:stroke="none" draw:fill-color="#009900" draw:textarea-horizontal-align="justify" draw:textarea-vertical-align="middle" draw:auto-grow-height="false" fo:min-height="0.872cm" fo:min-width="0.8cm"/>
    </style:style>
    <style:style style:name="gr46" style:family="graphic" style:parent-style-name="standard">
      <style:graphic-properties draw:stroke="none" draw:fill-color="#009900" draw:textarea-horizontal-align="justify" draw:textarea-vertical-align="middle" draw:auto-grow-height="false" fo:min-height="0.308cm" fo:min-width="0.15cm"/>
    </style:style>
    <style:style style:name="gr47" style:family="graphic" style:parent-style-name="standard">
      <style:graphic-properties draw:stroke="none" draw:fill-color="#009900" draw:textarea-horizontal-align="justify" draw:textarea-vertical-align="middle" draw:auto-grow-height="false" fo:min-height="2.27cm" fo:min-width="0.7cm"/>
    </style:style>
    <style:style style:name="gr48" style:family="graphic" style:parent-style-name="standard">
      <style:graphic-properties draw:stroke="none" draw:fill-color="#009900" draw:textarea-horizontal-align="justify" draw:textarea-vertical-align="middle" draw:auto-grow-height="false" fo:min-height="0.872cm" fo:min-width="0.7cm"/>
    </style:style>
    <style:style style:name="gr49" style:family="graphic" style:parent-style-name="standard">
      <style:graphic-properties draw:stroke="none" draw:fill-color="#009900" draw:textarea-horizontal-align="justify" draw:textarea-vertical-align="middle" draw:auto-grow-height="false" fo:min-height="0.308cm" fo:min-width="0.1cm"/>
    </style:style>
    <style:style style:name="gr50" style:family="graphic" style:parent-style-name="standard">
      <style:graphic-properties draw:stroke="none" draw:fill-color="#ff9900" draw:textarea-horizontal-align="justify" draw:textarea-vertical-align="middle" draw:auto-grow-height="false" fo:min-height="2.21cm" fo:min-width="0.8cm"/>
    </style:style>
    <style:style style:name="gr51" style:family="graphic" style:parent-style-name="standard">
      <style:graphic-properties draw:stroke="none" draw:fill-color="#ff9900" draw:textarea-horizontal-align="justify" draw:textarea-vertical-align="middle" draw:auto-grow-height="false" fo:min-height="0.846cm" fo:min-width="0.8cm"/>
    </style:style>
    <style:style style:name="gr52" style:family="graphic" style:parent-style-name="standard">
      <style:graphic-properties draw:stroke="none" draw:fill-color="#ff9900" draw:textarea-horizontal-align="justify" draw:textarea-vertical-align="middle" draw:auto-grow-height="false" fo:min-height="0.294cm" fo:min-width="0.15cm"/>
    </style:style>
    <style:style style:name="gr53" style:family="graphic" style:parent-style-name="standard">
      <style:graphic-properties draw:stroke="none" draw:fill-color="#cc0000" draw:textarea-horizontal-align="justify" draw:textarea-vertical-align="middle" draw:auto-grow-height="false" fo:min-height="1.332cm" fo:min-width="0.29cm"/>
    </style:style>
    <style:style style:name="gr54" style:family="graphic" style:parent-style-name="standard">
      <style:graphic-properties draw:stroke="none" draw:fill-color="#cc0000" draw:textarea-horizontal-align="justify" draw:textarea-vertical-align="middle" draw:auto-grow-height="false" fo:min-height="0.455cm" fo:min-width="0.29cm"/>
    </style:style>
    <style:style style:name="gr55" style:family="graphic" style:parent-style-name="standard">
      <style:graphic-properties draw:stroke="none" draw:fill-color="#cc0000" draw:textarea-horizontal-align="justify" draw:textarea-vertical-align="middle" draw:auto-grow-height="false" fo:min-height="0.1cm" fo:min-width="0cm"/>
    </style:style>
    <style:style style:name="gr56" style:family="graphic" style:parent-style-name="standard">
      <style:graphic-properties draw:stroke="none" draw:fill-color="#0000cc" draw:textarea-horizontal-align="justify" draw:textarea-vertical-align="middle" draw:auto-grow-height="false" fo:min-height="1.37cm" fo:min-width="0.356cm"/>
    </style:style>
    <style:style style:name="gr57" style:family="graphic" style:parent-style-name="standard">
      <style:graphic-properties draw:stroke="none" draw:fill-color="#0000cc" draw:textarea-horizontal-align="justify" draw:textarea-vertical-align="middle" draw:auto-grow-height="false" fo:min-height="0.472cm" fo:min-width="0.356cm"/>
    </style:style>
    <style:style style:name="gr58" style:family="graphic" style:parent-style-name="standard">
      <style:graphic-properties draw:stroke="none" draw:fill-color="#0000cc" draw:textarea-horizontal-align="justify" draw:textarea-vertical-align="middle" draw:auto-grow-height="false" fo:min-height="0.108cm" fo:min-width="0cm"/>
    </style:style>
    <style:style style:name="gr59" style:family="graphic" style:parent-style-name="standard">
      <style:graphic-properties draw:stroke="none" draw:fill-color="#009900" draw:textarea-horizontal-align="justify" draw:textarea-vertical-align="middle" draw:auto-grow-height="false" fo:min-height="1.332cm" fo:min-width="0.29cm"/>
    </style:style>
    <style:style style:name="gr60" style:family="graphic" style:parent-style-name="standard">
      <style:graphic-properties draw:stroke="none" draw:fill-color="#009900" draw:textarea-horizontal-align="justify" draw:textarea-vertical-align="middle" draw:auto-grow-height="false" fo:min-height="0.455cm" fo:min-width="0.29cm"/>
    </style:style>
    <style:style style:name="gr61" style:family="graphic" style:parent-style-name="standard">
      <style:graphic-properties draw:stroke="none" draw:fill-color="#009900" draw:textarea-horizontal-align="justify" draw:textarea-vertical-align="middle" draw:auto-grow-height="false" fo:min-height="0.1cm" fo:min-width="0cm"/>
    </style:style>
    <style:style style:name="gr62" style:family="graphic" style:parent-style-name="standard">
      <style:graphic-properties draw:stroke="none" draw:fill-color="#ff9900" draw:textarea-horizontal-align="justify" draw:textarea-vertical-align="middle" draw:auto-grow-height="false" fo:min-height="1.294cm" fo:min-width="0.356cm"/>
    </style:style>
    <style:style style:name="gr63" style:family="graphic" style:parent-style-name="standard">
      <style:graphic-properties draw:stroke="none" draw:fill-color="#ff9900" draw:textarea-horizontal-align="justify" draw:textarea-vertical-align="middle" draw:auto-grow-height="false" fo:min-height="0.438cm" fo:min-width="0.356cm"/>
    </style:style>
    <style:style style:name="gr64" style:family="graphic" style:parent-style-name="standard">
      <style:graphic-properties draw:stroke="none" draw:fill-color="#ff9900" draw:textarea-horizontal-align="justify" draw:textarea-vertical-align="middle" draw:auto-grow-height="false" fo:min-height="0.092cm" fo:min-width="0cm"/>
    </style:style>
    <style:style style:name="gr65" style:family="graphic" style:parent-style-name="standard">
      <style:graphic-properties draw:stroke="none" draw:fill-color="#009900" draw:textarea-horizontal-align="justify" draw:textarea-vertical-align="middle" draw:auto-grow-height="false" fo:min-height="1.332cm" fo:min-width="0.356cm"/>
    </style:style>
    <style:style style:name="gr66" style:family="graphic" style:parent-style-name="standard">
      <style:graphic-properties draw:stroke="none" draw:fill-color="#009900" draw:textarea-horizontal-align="justify" draw:textarea-vertical-align="middle" draw:auto-grow-height="false" fo:min-height="0.455cm" fo:min-width="0.356cm"/>
    </style:style>
    <style:style style:name="gr67" style:family="graphic" style:parent-style-name="standard">
      <style:graphic-properties draw:stroke="none" draw:fill-color="#ff9900" draw:textarea-horizontal-align="justify" draw:textarea-vertical-align="middle" draw:auto-grow-height="false" fo:min-height="1.295cm" fo:min-width="0.356cm"/>
    </style:style>
    <style:style style:name="gr68" style:family="graphic" style:parent-style-name="standard">
      <style:graphic-properties draw:stroke="none" draw:fill-color="#0000cc" draw:textarea-horizontal-align="justify" draw:textarea-vertical-align="middle" draw:auto-grow-height="false" fo:min-height="1.37cm" fo:min-width="0.7cm"/>
    </style:style>
    <style:style style:name="gr69" style:family="graphic" style:parent-style-name="standard">
      <style:graphic-properties draw:stroke="none" draw:fill-color="#0000cc" draw:textarea-horizontal-align="justify" draw:textarea-vertical-align="middle" draw:auto-grow-height="false" fo:min-height="0.472cm" fo:min-width="0.7cm"/>
    </style:style>
    <style:style style:name="gr70" style:family="graphic" style:parent-style-name="standard">
      <style:graphic-properties draw:stroke="none" draw:fill-color="#0000cc" draw:textarea-horizontal-align="justify" draw:textarea-vertical-align="middle" draw:auto-grow-height="false" fo:min-height="0.108cm" fo:min-width="0.1cm"/>
    </style:style>
    <style:style style:name="P1" style:family="paragraph">
      <style:paragraph-properties fo:text-align="center"/>
      <style:text-properties fo:font-size="40pt" style:font-size-asian="40pt" style:font-size-complex="40pt"/>
    </style:style>
    <style:style style:name="P2" style:family="paragraph">
      <loext:graphic-properties draw:fill-color="#801900"/>
      <style:paragraph-properties fo:text-align="center"/>
    </style:style>
    <style:style style:name="P3" style:family="paragraph">
      <loext:graphic-properties draw:fill="none" draw:opacity="83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990000"/>
      <style:paragraph-properties fo:text-align="center"/>
    </style:style>
    <style:style style:name="P6" style:family="paragraph">
      <loext:graphic-properties draw:fill-color="#009900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0000cc"/>
      <style:paragraph-properties fo:text-align="center"/>
    </style:style>
    <style:style style:name="P9" style:family="paragraph">
      <loext:graphic-properties draw:fill-color="#cc0000"/>
      <style:paragraph-properties fo:text-align="center"/>
    </style:style>
    <style:style style:name="P10" style:family="paragraph">
      <loext:graphic-properties draw:fill-color="#ff9900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009900"/>
      <style:paragraph-properties fo:text-align="center"/>
      <style:text-properties fo:font-size="40pt" style:font-size-asian="40pt" style:font-size-complex="40pt"/>
    </style:style>
    <style:style style:name="P13" style:family="paragraph">
      <loext:graphic-properties draw:fill-color="#ff9900"/>
      <style:paragraph-properties fo:text-align="center"/>
      <style:text-properties fo:font-size="40pt" style:font-size-asian="40pt" style:font-size-complex="40pt"/>
    </style:style>
    <style:style style:name="P14" style:family="paragraph">
      <loext:graphic-properties draw:fill-color="#0000cc"/>
      <style:paragraph-properties fo:text-align="center"/>
      <style:text-properties fo:font-size="40pt" style:font-size-asian="40pt" style:font-size-complex="40pt"/>
    </style:style>
    <style:style style:name="P15" style:family="paragraph">
      <loext:graphic-properties draw:fill-color="#cc0000"/>
      <style:paragraph-properties fo:text-align="center"/>
      <style:text-properties fo:font-size="40pt" style:font-size-asian="40pt" style:font-size-complex="40pt"/>
    </style:style>
    <style:style style:name="P16" style:family="paragraph">
      <style:paragraph-properties fo:text-align="center"/>
      <style:text-properties fo:font-size="32pt" style:font-size-asian="32pt" style:font-size-complex="32pt"/>
    </style:style>
    <style:style style:name="P17" style:family="paragraph">
      <loext:graphic-properties draw:fill-color="#0000cc"/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1" draw:layer="layout" svg:width="8.466cm" svg:height="5.643cm" svg:x="1cm" svg:y="2.4cm">
              <draw:image xlink:href="Pictures/100002010000012C000000C81F08828561CCDD6C.png" xlink:type="simple" xlink:show="embed" xlink:actuate="onLoad">
                <text:p text:style-name="P11"><text:span text:style-name="T1"/></text:p>
              </draw:image>
            </draw:frame>
            <draw:custom-shape draw:style-name="gr2" draw:text-style-name="P2" draw:layer="layout" svg:width="8.09cm" svg:height="3.3cm" svg:x="1.276cm" svg:y="4.70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2.427cm" svg:height="0.8cm" svg:x="1.579cm" svg:y="4.70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2.427cm" svg:height="0.8cm" svg:x="4.006cm" svg:y="4.70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2.427cm" svg:height="0.8cm" svg:x="6.433cm" svg:y="4.70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2.427cm" svg:height="0.8cm" svg:x="2.793cm" svg:y="5.50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2.427cm" svg:height="0.8cm" svg:x="5.22cm" svg:y="5.50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1.719cm" svg:height="0.8cm" svg:x="7.647cm" svg:y="5.50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2.427cm" svg:height="0.8cm" svg:x="1.579cm" svg:y="6.30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2.427cm" svg:height="0.8cm" svg:x="4.006cm" svg:y="6.30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2.427cm" svg:height="0.8cm" svg:x="6.433cm" svg:y="6.30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2.427cm" svg:height="0.8cm" svg:x="2.793cm" svg:y="7.10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2.427cm" svg:height="0.8cm" svg:x="5.22cm" svg:y="7.10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1.719cm" svg:height="0.8cm" svg:x="7.647cm" svg:y="7.108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1.517cm" svg:height="0.8cm" svg:x="1.276cm" svg:y="5.508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1.517cm" svg:height="0.8cm" svg:x="1.276cm" svg:y="7.108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3" draw:layer="layout" svg:width="0.506cm" svg:height="0.8cm" svg:x="8.86cm" svg:y="4.708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3" draw:layer="layout" svg:width="0.506cm" svg:height="0.8cm" svg:x="8.86cm" svg:y="6.308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3" draw:layer="layout" svg:width="0.303cm" svg:height="0.8cm" svg:x="1.276cm" svg:y="4.708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3" draw:layer="layout" svg:width="0.303cm" svg:height="0.8cm" svg:x="1.276cm" svg:y="6.308cm">
              <text:p/>
              <draw:enhanced-geometry svg:viewBox="0 0 21600 21600" draw:type="rectangle" draw:enhanced-path="M 0 0 L 21600 0 21600 21600 0 21600 0 0 Z N"/>
            </draw:custom-shape>
            <draw:line draw:style-name="gr7" draw:text-style-name="P4" draw:layer="layout" svg:x1="1.266cm" svg:y1="4.7cm" svg:x2="1.966cm" svg:y2="4.1cm">
              <text:p/>
            </draw:line>
            <draw:line draw:style-name="gr8" draw:text-style-name="P4" draw:layer="layout" svg:x1="1.866cm" svg:y1="4.2cm" svg:x2="9.466cm" svg:y2="4.18cm">
              <text:p/>
            </draw:line>
            <draw:line draw:style-name="gr9" draw:text-style-name="P4" draw:layer="layout" svg:x1="1.566cm" svg:y1="4.7cm" svg:x2="2.166cm" svg:y2="4.2cm">
              <text:p/>
            </draw:line>
            <draw:custom-shape draw:style-name="gr10" draw:text-style-name="P2" draw:layer="layout" svg:width="3.2cm" svg:height="0.5cm" svg:x="1.366cm" svg:y="4.2cm">
              <text:p/>
              <draw:enhanced-geometry svg:viewBox="0 0 21600 21600" draw:glue-points="?f6 0 10800 ?f8 ?f11 10800 ?f9 21600 10800 ?f10 ?f5 10800" draw:text-areas="?f3 ?f3 ?f4 ?f4" draw:type="parallelogram" draw:modifiers="3920.52483598875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7" draw:text-style-name="P4" draw:layer="layout" svg:x1="3.984cm" svg:y1="4.72cm" svg:x2="4.548cm" svg:y2="4.18cm">
              <text:p/>
            </draw:line>
            <draw:custom-shape draw:style-name="gr11" draw:text-style-name="P2" draw:layer="layout" svg:width="3.1cm" svg:height="0.5cm" svg:x="4.066cm" svg:y="4.2cm">
              <text:p/>
              <draw:enhanced-geometry svg:viewBox="0 0 21600 21600" draw:glue-points="?f6 0 10800 ?f8 ?f11 10800 ?f9 21600 10800 ?f10 ?f5 10800" draw:text-areas="?f3 ?f3 ?f4 ?f4" draw:type="parallelogram" draw:modifiers="3920.52483598875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2" draw:text-style-name="P2" draw:layer="layout" svg:width="3cm" svg:height="0.5cm" svg:x="6.466cm" svg:y="4.2cm">
              <text:p/>
              <draw:enhanced-geometry svg:viewBox="0 0 21600 21600" draw:glue-points="?f6 0 10800 ?f8 ?f11 10800 ?f9 21600 10800 ?f10 ?f5 10800" draw:text-areas="?f3 ?f3 ?f4 ?f4" draw:type="parallelogram" draw:modifiers="3920.52483598875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9" draw:text-style-name="P4" draw:layer="layout" svg:x1="6.381cm" svg:y1="4.716cm" svg:x2="6.952cm" svg:y2="4.183cm">
              <text:p/>
            </draw:line>
            <draw:line draw:style-name="gr7" draw:text-style-name="P4" draw:layer="layout" svg:x1="8.866cm" svg:y1="4.7cm" svg:x2="9.43cm" svg:y2="4.16cm">
              <text:p/>
            </draw:line>
            <draw:custom-shape draw:style-name="gr13" draw:text-style-name="P2" draw:layer="layout" svg:width="0.4cm" svg:height="0.498cm" draw:transform="rotate (1.56224421346012) translate (8.865cm 4.7cm)">
              <text:p/>
              <draw:enhanced-geometry svg:viewBox="0 0 21600 21600" draw:glue-points="0 0 0 10800 0 21600 10800 21600 21600 21600 10800 10800" draw:text-areas="1900 12700 12700 19700" draw:type="right-triangle" draw:enhanced-path="M 0 0 L 21600 21600 0 21600 0 0 Z N"/>
            </draw:custom-shape>
            <draw:line draw:style-name="gr14" draw:text-style-name="P5" draw:layer="layout" svg:x1="9.366cm" svg:y1="4.1cm" svg:x2="9.366cm" svg:y2="4.8cm">
              <text:p/>
            </draw:line>
          </draw:g>
          <draw:g>
            <draw:custom-shape draw:style-name="gr15" draw:text-style-name="P6" draw:layer="layout" svg:width="0.6cm" svg:height="1.14cm" svg:x="3.266cm" svg:y="3.26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6" draw:layer="layout" svg:width="0.6cm" svg:height="0.508cm" svg:x="3.266cm" svg:y="2.816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7" draw:text-style-name="P6" draw:layer="layout" svg:width="0.3cm" svg:height="0.252cm" svg:x="3.416cm" svg:y="2.564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3cm" svg:height="0.064cm" svg:x="3.416cm" svg:y="2.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8" draw:layer="layout" svg:width="0.6cm" svg:height="1.14cm" svg:x="4.566cm" svg:y="3.26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8" draw:layer="layout" svg:width="0.6cm" svg:height="0.508cm" svg:x="4.566cm" svg:y="2.816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1" draw:text-style-name="P8" draw:layer="layout" svg:width="0.3cm" svg:height="0.252cm" svg:x="4.716cm" svg:y="2.564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3cm" svg:height="0.064cm" svg:x="4.716cm" svg:y="2.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2" draw:text-style-name="P9" draw:layer="layout" svg:width="0.6cm" svg:height="1.14cm" svg:x="5.666cm" svg:y="3.26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9" draw:layer="layout" svg:width="0.6cm" svg:height="0.508cm" svg:x="5.666cm" svg:y="2.816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4" draw:text-style-name="P9" draw:layer="layout" svg:width="0.3cm" svg:height="0.252cm" svg:x="5.816cm" svg:y="2.564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3cm" svg:height="0.064cm" svg:x="5.816cm" svg:y="2.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5" draw:text-style-name="P10" draw:layer="layout" svg:width="0.6cm" svg:height="1.14cm" svg:x="1.966cm" svg:y="3.2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0" draw:layer="layout" svg:width="0.6cm" svg:height="0.508cm" svg:x="1.966cm" svg:y="2.816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7" draw:text-style-name="P10" draw:layer="layout" svg:width="0.3cm" svg:height="0.252cm" svg:x="2.116cm" svg:y="2.564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3cm" svg:height="0.064cm" svg:x="2.116cm" svg:y="2.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frame draw:style-name="gr1" draw:text-style-name="P1" draw:layer="layout" svg:width="8.466cm" svg:height="5.643cm" svg:x="1.034cm" svg:y="11.257cm">
            <draw:image xlink:href="Pictures/100002010000012C000000C81F08828561CCDD6C.png" xlink:type="simple" xlink:show="embed" xlink:actuate="onLoad">
              <text:p/>
            </draw:image>
          </draw:frame>
          <draw:custom-shape draw:style-name="gr2" draw:text-style-name="P2" draw:layer="layout" svg:width="8.09cm" svg:height="3.3cm" svg:x="1.31cm" svg:y="13.5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427cm" svg:height="0.8cm" svg:x="1.613cm" svg:y="13.5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427cm" svg:height="0.8cm" svg:x="4.04cm" svg:y="13.5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427cm" svg:height="0.8cm" svg:x="6.467cm" svg:y="13.5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427cm" svg:height="0.8cm" svg:x="2.827cm" svg:y="14.3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427cm" svg:height="0.8cm" svg:x="5.254cm" svg:y="14.36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.719cm" svg:height="0.8cm" svg:x="7.681cm" svg:y="14.3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427cm" svg:height="0.8cm" svg:x="1.613cm" svg:y="15.1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427cm" svg:height="0.8cm" svg:x="4.04cm" svg:y="15.1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427cm" svg:height="0.8cm" svg:x="6.467cm" svg:y="15.1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427cm" svg:height="0.8cm" svg:x="2.827cm" svg:y="15.9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427cm" svg:height="0.8cm" svg:x="5.254cm" svg:y="15.96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.719cm" svg:height="0.8cm" svg:x="7.681cm" svg:y="15.96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517cm" svg:height="0.8cm" svg:x="1.31cm" svg:y="14.36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517cm" svg:height="0.8cm" svg:x="1.31cm" svg:y="15.96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506cm" svg:height="0.8cm" svg:x="8.894cm" svg:y="13.56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506cm" svg:height="0.8cm" svg:x="8.894cm" svg:y="15.16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303cm" svg:height="0.8cm" svg:x="1.31cm" svg:y="13.56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303cm" svg:height="0.8cm" svg:x="1.31cm" svg:y="15.165cm">
            <text:p/>
            <draw:enhanced-geometry svg:viewBox="0 0 21600 21600" draw:type="rectangle" draw:enhanced-path="M 0 0 L 21600 0 21600 21600 0 21600 0 0 Z N"/>
          </draw:custom-shape>
          <draw:line draw:style-name="gr7" draw:text-style-name="P4" draw:layer="layout" svg:x1="1.3cm" svg:y1="13.557cm" svg:x2="2cm" svg:y2="12.957cm">
            <text:p/>
          </draw:line>
          <draw:line draw:style-name="gr8" draw:text-style-name="P4" draw:layer="layout" svg:x1="1.9cm" svg:y1="13.057cm" svg:x2="9.5cm" svg:y2="13.037cm">
            <text:p/>
          </draw:line>
          <draw:line draw:style-name="gr9" draw:text-style-name="P4" draw:layer="layout" svg:x1="1.6cm" svg:y1="13.557cm" svg:x2="2.2cm" svg:y2="13.057cm">
            <text:p/>
          </draw:line>
          <draw:custom-shape draw:style-name="gr10" draw:text-style-name="P2" draw:layer="layout" svg:width="3.2cm" svg:height="0.5cm" svg:x="1.4cm" svg:y="13.057cm">
            <text:p/>
            <draw:enhanced-geometry svg:viewBox="0 0 21600 21600" draw:glue-points="?f6 0 10800 ?f8 ?f11 10800 ?f9 21600 10800 ?f10 ?f5 10800" draw:text-areas="?f3 ?f3 ?f4 ?f4" draw:type="parallelogram" draw:modifiers="3920.5248359887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7" draw:text-style-name="P4" draw:layer="layout" svg:x1="4.018cm" svg:y1="13.577cm" svg:x2="4.582cm" svg:y2="13.037cm">
            <text:p/>
          </draw:line>
          <draw:custom-shape draw:style-name="gr11" draw:text-style-name="P2" draw:layer="layout" svg:width="3.1cm" svg:height="0.5cm" svg:x="4.1cm" svg:y="13.057cm">
            <text:p/>
            <draw:enhanced-geometry svg:viewBox="0 0 21600 21600" draw:glue-points="?f6 0 10800 ?f8 ?f11 10800 ?f9 21600 10800 ?f10 ?f5 10800" draw:text-areas="?f3 ?f3 ?f4 ?f4" draw:type="parallelogram" draw:modifiers="3920.5248359887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" draw:text-style-name="P2" draw:layer="layout" svg:width="3cm" svg:height="0.5cm" svg:x="6.5cm" svg:y="13.057cm">
            <text:p/>
            <draw:enhanced-geometry svg:viewBox="0 0 21600 21600" draw:glue-points="?f6 0 10800 ?f8 ?f11 10800 ?f9 21600 10800 ?f10 ?f5 10800" draw:text-areas="?f3 ?f3 ?f4 ?f4" draw:type="parallelogram" draw:modifiers="3920.5248359887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9" draw:text-style-name="P4" draw:layer="layout" svg:x1="6.415cm" svg:y1="13.573cm" svg:x2="6.986cm" svg:y2="13.04cm">
            <text:p/>
          </draw:line>
          <draw:line draw:style-name="gr7" draw:text-style-name="P4" draw:layer="layout" svg:x1="8.9cm" svg:y1="13.557cm" svg:x2="9.464cm" svg:y2="13.017cm">
            <text:p/>
          </draw:line>
          <draw:custom-shape draw:style-name="gr13" draw:text-style-name="P2" draw:layer="layout" svg:width="0.4cm" svg:height="0.498cm" draw:transform="rotate (1.56224421346012) translate (8.899cm 13.557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line draw:style-name="gr14" draw:text-style-name="P5" draw:layer="layout" svg:x1="9.4cm" svg:y1="12.957cm" svg:x2="9.4cm" svg:y2="13.657cm">
            <text:p/>
          </draw:line>
          <draw:g>
            <draw:custom-shape draw:style-name="gr15" draw:text-style-name="P6" draw:layer="layout" svg:width="0.6cm" svg:height="1.14cm" svg:x="3.3cm" svg:y="12.117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6" draw:layer="layout" svg:width="0.6cm" svg:height="0.508cm" svg:x="3.3cm" svg:y="11.673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7" draw:text-style-name="P6" draw:layer="layout" svg:width="0.3cm" svg:height="0.252cm" svg:x="3.45cm" svg:y="11.421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3cm" svg:height="0.064cm" svg:x="3.45cm" svg:y="11.35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8" draw:layer="layout" svg:width="0.6cm" svg:height="1.14cm" svg:x="4.6cm" svg:y="12.117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8" draw:layer="layout" svg:width="0.6cm" svg:height="0.508cm" svg:x="4.6cm" svg:y="11.673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1" draw:text-style-name="P8" draw:layer="layout" svg:width="0.3cm" svg:height="0.252cm" svg:x="4.75cm" svg:y="11.421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3cm" svg:height="0.064cm" svg:x="4.75cm" svg:y="11.35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2" draw:text-style-name="P9" draw:layer="layout" svg:width="0.6cm" svg:height="1.14cm" svg:x="5.7cm" svg:y="12.117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9" draw:layer="layout" svg:width="0.6cm" svg:height="0.508cm" svg:x="5.7cm" svg:y="11.673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4" draw:text-style-name="P9" draw:layer="layout" svg:width="0.3cm" svg:height="0.252cm" svg:x="5.85cm" svg:y="11.421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3cm" svg:height="0.064cm" svg:x="5.85cm" svg:y="11.35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5" draw:text-style-name="P10" draw:layer="layout" svg:width="0.6cm" svg:height="1.14cm" svg:x="2cm" svg:y="12.117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0" draw:layer="layout" svg:width="0.6cm" svg:height="0.508cm" svg:x="2cm" svg:y="11.673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7" draw:text-style-name="P10" draw:layer="layout" svg:width="0.3cm" svg:height="0.252cm" svg:x="2.15cm" svg:y="11.421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3cm" svg:height="0.064cm" svg:x="2.15cm" svg:y="11.35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6" draw:layer="layout" svg:width="0.6cm" svg:height="1.14cm" svg:x="6.834cm" svg:y="12.16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6" draw:layer="layout" svg:width="0.6cm" svg:height="0.508cm" svg:x="6.834cm" svg:y="11.716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7" draw:text-style-name="P6" draw:layer="layout" svg:width="0.3cm" svg:height="0.252cm" svg:x="6.984cm" svg:y="11.464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3cm" svg:height="0.064cm" svg:x="6.984cm" svg:y="11.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frame draw:style-name="gr1" draw:text-style-name="P1" draw:layer="layout" svg:width="8.466cm" svg:height="5.643cm" svg:x="1cm" svg:y="19.5cm">
            <draw:image xlink:href="Pictures/100002010000012C000000C81F08828561CCDD6C.png" xlink:type="simple" xlink:show="embed" xlink:actuate="onLoad">
              <text:p/>
            </draw:image>
          </draw:frame>
          <draw:custom-shape draw:style-name="gr2" draw:text-style-name="P2" draw:layer="layout" svg:width="8.09cm" svg:height="3.3cm" svg:x="1.276cm" svg:y="21.8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427cm" svg:height="0.8cm" svg:x="1.579cm" svg:y="21.8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427cm" svg:height="0.8cm" svg:x="4.006cm" svg:y="21.8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427cm" svg:height="0.8cm" svg:x="6.433cm" svg:y="21.8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427cm" svg:height="0.8cm" svg:x="2.793cm" svg:y="22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427cm" svg:height="0.8cm" svg:x="5.22cm" svg:y="22.60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.719cm" svg:height="0.8cm" svg:x="7.647cm" svg:y="22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427cm" svg:height="0.8cm" svg:x="1.579cm" svg:y="23.4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427cm" svg:height="0.8cm" svg:x="4.006cm" svg:y="23.4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427cm" svg:height="0.8cm" svg:x="6.433cm" svg:y="23.4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427cm" svg:height="0.8cm" svg:x="2.793cm" svg:y="24.2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427cm" svg:height="0.8cm" svg:x="5.22cm" svg:y="24.20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.719cm" svg:height="0.8cm" svg:x="7.647cm" svg:y="24.20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517cm" svg:height="0.8cm" svg:x="1.276cm" svg:y="22.60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517cm" svg:height="0.8cm" svg:x="1.276cm" svg:y="24.20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506cm" svg:height="0.8cm" svg:x="8.86cm" svg:y="21.80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506cm" svg:height="0.8cm" svg:x="8.86cm" svg:y="23.40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303cm" svg:height="0.8cm" svg:x="1.276cm" svg:y="21.80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303cm" svg:height="0.8cm" svg:x="1.276cm" svg:y="23.408cm">
            <text:p/>
            <draw:enhanced-geometry svg:viewBox="0 0 21600 21600" draw:type="rectangle" draw:enhanced-path="M 0 0 L 21600 0 21600 21600 0 21600 0 0 Z N"/>
          </draw:custom-shape>
          <draw:line draw:style-name="gr7" draw:text-style-name="P4" draw:layer="layout" svg:x1="1.266cm" svg:y1="21.8cm" svg:x2="1.966cm" svg:y2="21.2cm">
            <text:p/>
          </draw:line>
          <draw:line draw:style-name="gr8" draw:text-style-name="P4" draw:layer="layout" svg:x1="1.866cm" svg:y1="21.3cm" svg:x2="9.466cm" svg:y2="21.28cm">
            <text:p/>
          </draw:line>
          <draw:line draw:style-name="gr9" draw:text-style-name="P4" draw:layer="layout" svg:x1="1.566cm" svg:y1="21.8cm" svg:x2="2.166cm" svg:y2="21.3cm">
            <text:p/>
          </draw:line>
          <draw:custom-shape draw:style-name="gr10" draw:text-style-name="P2" draw:layer="layout" svg:width="3.2cm" svg:height="0.5cm" svg:x="1.366cm" svg:y="21.3cm">
            <text:p/>
            <draw:enhanced-geometry svg:viewBox="0 0 21600 21600" draw:glue-points="?f6 0 10800 ?f8 ?f11 10800 ?f9 21600 10800 ?f10 ?f5 10800" draw:text-areas="?f3 ?f3 ?f4 ?f4" draw:type="parallelogram" draw:modifiers="3920.5248359887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7" draw:text-style-name="P4" draw:layer="layout" svg:x1="3.984cm" svg:y1="21.82cm" svg:x2="4.548cm" svg:y2="21.28cm">
            <text:p/>
          </draw:line>
          <draw:custom-shape draw:style-name="gr11" draw:text-style-name="P2" draw:layer="layout" svg:width="3.1cm" svg:height="0.5cm" svg:x="4.066cm" svg:y="21.3cm">
            <text:p/>
            <draw:enhanced-geometry svg:viewBox="0 0 21600 21600" draw:glue-points="?f6 0 10800 ?f8 ?f11 10800 ?f9 21600 10800 ?f10 ?f5 10800" draw:text-areas="?f3 ?f3 ?f4 ?f4" draw:type="parallelogram" draw:modifiers="3920.5248359887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" draw:text-style-name="P2" draw:layer="layout" svg:width="3cm" svg:height="0.5cm" svg:x="6.466cm" svg:y="21.3cm">
            <text:p/>
            <draw:enhanced-geometry svg:viewBox="0 0 21600 21600" draw:glue-points="?f6 0 10800 ?f8 ?f11 10800 ?f9 21600 10800 ?f10 ?f5 10800" draw:text-areas="?f3 ?f3 ?f4 ?f4" draw:type="parallelogram" draw:modifiers="3920.5248359887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9" draw:text-style-name="P4" draw:layer="layout" svg:x1="6.381cm" svg:y1="21.816cm" svg:x2="6.952cm" svg:y2="21.283cm">
            <text:p/>
          </draw:line>
          <draw:line draw:style-name="gr7" draw:text-style-name="P4" draw:layer="layout" svg:x1="8.866cm" svg:y1="21.8cm" svg:x2="9.43cm" svg:y2="21.26cm">
            <text:p/>
          </draw:line>
          <draw:custom-shape draw:style-name="gr13" draw:text-style-name="P2" draw:layer="layout" svg:width="0.4cm" svg:height="0.498cm" draw:transform="rotate (1.56224421346012) translate (8.865cm 21.8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line draw:style-name="gr14" draw:text-style-name="P5" draw:layer="layout" svg:x1="9.366cm" svg:y1="21.2cm" svg:x2="9.366cm" svg:y2="21.9cm">
            <text:p/>
          </draw:line>
          <draw:g>
            <draw:custom-shape draw:style-name="gr15" draw:text-style-name="P6" draw:layer="layout" svg:width="0.6cm" svg:height="1.14cm" svg:x="3.266cm" svg:y="20.36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6" draw:layer="layout" svg:width="0.6cm" svg:height="0.508cm" svg:x="3.266cm" svg:y="19.916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7" draw:text-style-name="P6" draw:layer="layout" svg:width="0.3cm" svg:height="0.252cm" svg:x="3.416cm" svg:y="19.664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3cm" svg:height="0.064cm" svg:x="3.416cm" svg:y="19.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8" draw:layer="layout" svg:width="0.6cm" svg:height="1.14cm" svg:x="4.566cm" svg:y="20.36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8" draw:layer="layout" svg:width="0.6cm" svg:height="0.508cm" svg:x="4.566cm" svg:y="19.916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1" draw:text-style-name="P8" draw:layer="layout" svg:width="0.3cm" svg:height="0.252cm" svg:x="4.716cm" svg:y="19.664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3cm" svg:height="0.064cm" svg:x="4.716cm" svg:y="19.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2" draw:text-style-name="P9" draw:layer="layout" svg:width="0.6cm" svg:height="1.14cm" svg:x="5.666cm" svg:y="20.36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9" draw:layer="layout" svg:width="0.6cm" svg:height="0.508cm" svg:x="5.666cm" svg:y="19.916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4" draw:text-style-name="P9" draw:layer="layout" svg:width="0.3cm" svg:height="0.252cm" svg:x="5.816cm" svg:y="19.664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3cm" svg:height="0.064cm" svg:x="5.816cm" svg:y="19.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5" draw:text-style-name="P10" draw:layer="layout" svg:width="0.6cm" svg:height="1.14cm" svg:x="1.966cm" svg:y="20.3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0" draw:layer="layout" svg:width="0.6cm" svg:height="0.508cm" svg:x="1.966cm" svg:y="19.916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7" draw:text-style-name="P10" draw:layer="layout" svg:width="0.3cm" svg:height="0.252cm" svg:x="2.116cm" svg:y="19.664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3cm" svg:height="0.064cm" svg:x="2.116cm" svg:y="19.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6" draw:layer="layout" svg:width="0.6cm" svg:height="1.14cm" svg:x="6.8cm" svg:y="20.40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6" draw:layer="layout" svg:width="0.6cm" svg:height="0.508cm" svg:x="6.8cm" svg:y="19.959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7" draw:text-style-name="P6" draw:layer="layout" svg:width="0.3cm" svg:height="0.252cm" svg:x="6.95cm" svg:y="19.707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3cm" svg:height="0.064cm" svg:x="6.95cm" svg:y="19.64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8" draw:layer="layout" svg:width="0.6cm" svg:height="1.14cm" svg:x="7.966cm" svg:y="20.36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8" draw:layer="layout" svg:width="0.6cm" svg:height="0.508cm" svg:x="7.966cm" svg:y="19.916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1" draw:text-style-name="P8" draw:layer="layout" svg:width="0.3cm" svg:height="0.252cm" svg:x="8.116cm" svg:y="19.664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3cm" svg:height="0.064cm" svg:x="8.116cm" svg:y="19.6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frame draw:style-name="gr1" draw:text-style-name="P1" draw:layer="layout" svg:width="8.466cm" svg:height="5.643cm" svg:x="10.9cm" svg:y="19.7cm">
            <draw:image xlink:href="Pictures/100002010000012C000000C81F08828561CCDD6C.png" xlink:type="simple" xlink:show="embed" xlink:actuate="onLoad">
              <text:p/>
            </draw:image>
          </draw:frame>
          <draw:custom-shape draw:style-name="gr2" draw:text-style-name="P2" draw:layer="layout" svg:width="8.09cm" svg:height="3.3cm" svg:x="11.176cm" svg:y="22.0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427cm" svg:height="0.8cm" svg:x="11.479cm" svg:y="22.0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427cm" svg:height="0.8cm" svg:x="13.906cm" svg:y="22.0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427cm" svg:height="0.8cm" svg:x="16.333cm" svg:y="22.0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427cm" svg:height="0.8cm" svg:x="12.693cm" svg:y="22.8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427cm" svg:height="0.8cm" svg:x="15.12cm" svg:y="22.80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.719cm" svg:height="0.8cm" svg:x="17.547cm" svg:y="22.8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427cm" svg:height="0.8cm" svg:x="11.479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427cm" svg:height="0.8cm" svg:x="13.906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427cm" svg:height="0.8cm" svg:x="16.333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427cm" svg:height="0.8cm" svg:x="12.693cm" svg:y="24.4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427cm" svg:height="0.8cm" svg:x="15.12cm" svg:y="24.40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.719cm" svg:height="0.8cm" svg:x="17.547cm" svg:y="24.40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517cm" svg:height="0.8cm" svg:x="11.176cm" svg:y="22.80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517cm" svg:height="0.8cm" svg:x="11.176cm" svg:y="24.40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506cm" svg:height="0.8cm" svg:x="18.76cm" svg:y="22.00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506cm" svg:height="0.8cm" svg:x="18.76cm" svg:y="23.60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303cm" svg:height="0.8cm" svg:x="11.176cm" svg:y="22.00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303cm" svg:height="0.8cm" svg:x="11.176cm" svg:y="23.608cm">
            <text:p/>
            <draw:enhanced-geometry svg:viewBox="0 0 21600 21600" draw:type="rectangle" draw:enhanced-path="M 0 0 L 21600 0 21600 21600 0 21600 0 0 Z N"/>
          </draw:custom-shape>
          <draw:line draw:style-name="gr7" draw:text-style-name="P4" draw:layer="layout" svg:x1="11.166cm" svg:y1="22cm" svg:x2="11.866cm" svg:y2="21.4cm">
            <text:p/>
          </draw:line>
          <draw:line draw:style-name="gr8" draw:text-style-name="P4" draw:layer="layout" svg:x1="11.766cm" svg:y1="21.5cm" svg:x2="19.366cm" svg:y2="21.48cm">
            <text:p/>
          </draw:line>
          <draw:line draw:style-name="gr9" draw:text-style-name="P4" draw:layer="layout" svg:x1="11.466cm" svg:y1="22cm" svg:x2="12.066cm" svg:y2="21.5cm">
            <text:p/>
          </draw:line>
          <draw:custom-shape draw:style-name="gr10" draw:text-style-name="P2" draw:layer="layout" svg:width="3.2cm" svg:height="0.5cm" svg:x="11.266cm" svg:y="21.5cm">
            <text:p/>
            <draw:enhanced-geometry svg:viewBox="0 0 21600 21600" draw:glue-points="?f6 0 10800 ?f8 ?f11 10800 ?f9 21600 10800 ?f10 ?f5 10800" draw:text-areas="?f3 ?f3 ?f4 ?f4" draw:type="parallelogram" draw:modifiers="3920.5248359887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7" draw:text-style-name="P4" draw:layer="layout" svg:x1="13.884cm" svg:y1="22.02cm" svg:x2="14.448cm" svg:y2="21.48cm">
            <text:p/>
          </draw:line>
          <draw:custom-shape draw:style-name="gr11" draw:text-style-name="P2" draw:layer="layout" svg:width="3.1cm" svg:height="0.5cm" svg:x="13.966cm" svg:y="21.5cm">
            <text:p/>
            <draw:enhanced-geometry svg:viewBox="0 0 21600 21600" draw:glue-points="?f6 0 10800 ?f8 ?f11 10800 ?f9 21600 10800 ?f10 ?f5 10800" draw:text-areas="?f3 ?f3 ?f4 ?f4" draw:type="parallelogram" draw:modifiers="3920.5248359887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" draw:text-style-name="P2" draw:layer="layout" svg:width="3cm" svg:height="0.5cm" svg:x="16.366cm" svg:y="21.5cm">
            <text:p/>
            <draw:enhanced-geometry svg:viewBox="0 0 21600 21600" draw:glue-points="?f6 0 10800 ?f8 ?f11 10800 ?f9 21600 10800 ?f10 ?f5 10800" draw:text-areas="?f3 ?f3 ?f4 ?f4" draw:type="parallelogram" draw:modifiers="3920.5248359887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9" draw:text-style-name="P4" draw:layer="layout" svg:x1="16.281cm" svg:y1="22.016cm" svg:x2="16.852cm" svg:y2="21.483cm">
            <text:p/>
          </draw:line>
          <draw:line draw:style-name="gr7" draw:text-style-name="P4" draw:layer="layout" svg:x1="18.766cm" svg:y1="22cm" svg:x2="19.33cm" svg:y2="21.46cm">
            <text:p/>
          </draw:line>
          <draw:custom-shape draw:style-name="gr13" draw:text-style-name="P2" draw:layer="layout" svg:width="0.4cm" svg:height="0.498cm" draw:transform="rotate (1.56224421346012) translate (18.765cm 22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line draw:style-name="gr14" draw:text-style-name="P5" draw:layer="layout" svg:x1="19.266cm" svg:y1="21.4cm" svg:x2="19.266cm" svg:y2="22.1cm">
            <text:p/>
          </draw:line>
          <draw:g>
            <draw:custom-shape draw:style-name="gr15" draw:text-style-name="P6" draw:layer="layout" svg:width="0.6cm" svg:height="1.14cm" svg:x="12.866cm" svg:y="20.56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6" draw:layer="layout" svg:width="0.6cm" svg:height="0.508cm" svg:x="12.866cm" svg:y="20.116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7" draw:text-style-name="P6" draw:layer="layout" svg:width="0.3cm" svg:height="0.252cm" svg:x="13.016cm" svg:y="19.864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3cm" svg:height="0.064cm" svg:x="13.016cm" svg:y="19.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8" draw:layer="layout" svg:width="0.6cm" svg:height="1.14cm" svg:x="13.966cm" svg:y="20.56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8" draw:layer="layout" svg:width="0.6cm" svg:height="0.508cm" svg:x="13.966cm" svg:y="20.116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1" draw:text-style-name="P8" draw:layer="layout" svg:width="0.3cm" svg:height="0.252cm" svg:x="14.116cm" svg:y="19.864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3cm" svg:height="0.064cm" svg:x="14.116cm" svg:y="19.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2" draw:text-style-name="P9" draw:layer="layout" svg:width="0.6cm" svg:height="1.14cm" svg:x="14.966cm" svg:y="20.56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9" draw:layer="layout" svg:width="0.6cm" svg:height="0.508cm" svg:x="14.966cm" svg:y="20.116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4" draw:text-style-name="P9" draw:layer="layout" svg:width="0.3cm" svg:height="0.252cm" svg:x="15.116cm" svg:y="19.864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3cm" svg:height="0.064cm" svg:x="15.116cm" svg:y="19.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5" draw:text-style-name="P10" draw:layer="layout" svg:width="0.6cm" svg:height="1.14cm" svg:x="18cm" svg:y="20.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0" draw:layer="layout" svg:width="0.6cm" svg:height="0.508cm" svg:x="18cm" svg:y="20.116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7" draw:text-style-name="P10" draw:layer="layout" svg:width="0.3cm" svg:height="0.252cm" svg:x="18.15cm" svg:y="19.864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3cm" svg:height="0.064cm" svg:x="18.15cm" svg:y="19.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6" draw:layer="layout" svg:width="0.6cm" svg:height="1.14cm" svg:x="16cm" svg:y="20.60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6" draw:layer="layout" svg:width="0.6cm" svg:height="0.508cm" svg:x="16cm" svg:y="20.159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7" draw:text-style-name="P6" draw:layer="layout" svg:width="0.3cm" svg:height="0.252cm" svg:x="16.15cm" svg:y="19.907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3cm" svg:height="0.064cm" svg:x="16.15cm" svg:y="19.84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8" draw:layer="layout" svg:width="0.6cm" svg:height="1.14cm" svg:x="16.966cm" svg:y="20.56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8" draw:layer="layout" svg:width="0.6cm" svg:height="0.508cm" svg:x="16.966cm" svg:y="20.116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1" draw:text-style-name="P8" draw:layer="layout" svg:width="0.3cm" svg:height="0.252cm" svg:x="17.116cm" svg:y="19.864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3cm" svg:height="0.064cm" svg:x="17.116cm" svg:y="19.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5" draw:text-style-name="P10" draw:layer="layout" svg:width="0.6cm" svg:height="1.14cm" svg:x="11.8cm" svg:y="20.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0" draw:layer="layout" svg:width="0.6cm" svg:height="0.508cm" svg:x="11.8cm" svg:y="20.116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7" draw:text-style-name="P10" draw:layer="layout" svg:width="0.3cm" svg:height="0.252cm" svg:x="11.95cm" svg:y="19.864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3cm" svg:height="0.064cm" svg:x="11.95cm" svg:y="19.8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frame draw:style-name="gr1" draw:text-style-name="P1" draw:layer="layout" svg:width="8.466cm" svg:height="5.643cm" svg:x="10.334cm" svg:y="12.7cm">
            <draw:image xlink:href="Pictures/100002010000012C000000C81F08828561CCDD6C.png" xlink:type="simple" xlink:show="embed" xlink:actuate="onLoad">
              <text:p/>
            </draw:image>
          </draw:frame>
          <draw:custom-shape draw:style-name="gr2" draw:text-style-name="P2" draw:layer="layout" svg:width="8.09cm" svg:height="3.3cm" svg:x="10.61cm" svg:y="15.0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427cm" svg:height="0.8cm" svg:x="10.913cm" svg:y="15.0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427cm" svg:height="0.8cm" svg:x="13.34cm" svg:y="15.0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427cm" svg:height="0.8cm" svg:x="15.767cm" svg:y="15.0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427cm" svg:height="0.8cm" svg:x="12.127cm" svg:y="15.8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427cm" svg:height="0.8cm" svg:x="14.554cm" svg:y="15.80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.719cm" svg:height="0.8cm" svg:x="16.981cm" svg:y="15.8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427cm" svg:height="0.8cm" svg:x="10.913cm" svg:y="16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427cm" svg:height="0.8cm" svg:x="13.34cm" svg:y="16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427cm" svg:height="0.8cm" svg:x="15.767cm" svg:y="16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427cm" svg:height="0.8cm" svg:x="12.127cm" svg:y="17.4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427cm" svg:height="0.8cm" svg:x="14.554cm" svg:y="17.40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.719cm" svg:height="0.8cm" svg:x="16.981cm" svg:y="17.40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517cm" svg:height="0.8cm" svg:x="10.61cm" svg:y="15.80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517cm" svg:height="0.8cm" svg:x="10.61cm" svg:y="17.40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506cm" svg:height="0.8cm" svg:x="18.194cm" svg:y="15.00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506cm" svg:height="0.8cm" svg:x="18.194cm" svg:y="16.60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303cm" svg:height="0.8cm" svg:x="10.61cm" svg:y="15.00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303cm" svg:height="0.8cm" svg:x="10.61cm" svg:y="16.608cm">
            <text:p/>
            <draw:enhanced-geometry svg:viewBox="0 0 21600 21600" draw:type="rectangle" draw:enhanced-path="M 0 0 L 21600 0 21600 21600 0 21600 0 0 Z N"/>
          </draw:custom-shape>
          <draw:line draw:style-name="gr7" draw:text-style-name="P4" draw:layer="layout" svg:x1="10.6cm" svg:y1="15cm" svg:x2="11.3cm" svg:y2="14.4cm">
            <text:p/>
          </draw:line>
          <draw:line draw:style-name="gr8" draw:text-style-name="P4" draw:layer="layout" svg:x1="11.2cm" svg:y1="14.5cm" svg:x2="18.8cm" svg:y2="14.48cm">
            <text:p/>
          </draw:line>
          <draw:line draw:style-name="gr9" draw:text-style-name="P4" draw:layer="layout" svg:x1="10.9cm" svg:y1="15cm" svg:x2="11.5cm" svg:y2="14.5cm">
            <text:p/>
          </draw:line>
          <draw:custom-shape draw:style-name="gr10" draw:text-style-name="P2" draw:layer="layout" svg:width="3.2cm" svg:height="0.5cm" svg:x="10.7cm" svg:y="14.5cm">
            <text:p/>
            <draw:enhanced-geometry svg:viewBox="0 0 21600 21600" draw:glue-points="?f6 0 10800 ?f8 ?f11 10800 ?f9 21600 10800 ?f10 ?f5 10800" draw:text-areas="?f3 ?f3 ?f4 ?f4" draw:type="parallelogram" draw:modifiers="3920.5248359887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7" draw:text-style-name="P4" draw:layer="layout" svg:x1="13.318cm" svg:y1="15.02cm" svg:x2="13.882cm" svg:y2="14.48cm">
            <text:p/>
          </draw:line>
          <draw:custom-shape draw:style-name="gr11" draw:text-style-name="P2" draw:layer="layout" svg:width="3.1cm" svg:height="0.5cm" svg:x="13.4cm" svg:y="14.5cm">
            <text:p/>
            <draw:enhanced-geometry svg:viewBox="0 0 21600 21600" draw:glue-points="?f6 0 10800 ?f8 ?f11 10800 ?f9 21600 10800 ?f10 ?f5 10800" draw:text-areas="?f3 ?f3 ?f4 ?f4" draw:type="parallelogram" draw:modifiers="3920.5248359887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" draw:text-style-name="P2" draw:layer="layout" svg:width="3cm" svg:height="0.5cm" svg:x="15.8cm" svg:y="14.5cm">
            <text:p/>
            <draw:enhanced-geometry svg:viewBox="0 0 21600 21600" draw:glue-points="?f6 0 10800 ?f8 ?f11 10800 ?f9 21600 10800 ?f10 ?f5 10800" draw:text-areas="?f3 ?f3 ?f4 ?f4" draw:type="parallelogram" draw:modifiers="3920.5248359887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9" draw:text-style-name="P4" draw:layer="layout" svg:x1="15.715cm" svg:y1="15.016cm" svg:x2="16.286cm" svg:y2="14.483cm">
            <text:p/>
          </draw:line>
          <draw:line draw:style-name="gr7" draw:text-style-name="P4" draw:layer="layout" svg:x1="18.2cm" svg:y1="15cm" svg:x2="18.764cm" svg:y2="14.46cm">
            <text:p/>
          </draw:line>
          <draw:custom-shape draw:style-name="gr13" draw:text-style-name="P2" draw:layer="layout" svg:width="0.4cm" svg:height="0.498cm" draw:transform="rotate (1.56224421346012) translate (18.199cm 15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line draw:style-name="gr14" draw:text-style-name="P5" draw:layer="layout" svg:x1="18.7cm" svg:y1="14.4cm" svg:x2="18.7cm" svg:y2="15.1cm">
            <text:p/>
          </draw:line>
          <draw:g>
            <draw:custom-shape draw:style-name="gr15" draw:text-style-name="P6" draw:layer="layout" svg:width="0.6cm" svg:height="1.14cm" svg:x="11.9cm" svg:y="13.56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6" draw:layer="layout" svg:width="0.6cm" svg:height="0.508cm" svg:x="11.9cm" svg:y="13.116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7" draw:text-style-name="P6" draw:layer="layout" svg:width="0.3cm" svg:height="0.252cm" svg:x="12.05cm" svg:y="12.864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3cm" svg:height="0.064cm" svg:x="12.05cm" svg:y="12.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8" draw:layer="layout" svg:width="0.6cm" svg:height="1.14cm" svg:x="12.9cm" svg:y="13.56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8" draw:layer="layout" svg:width="0.6cm" svg:height="0.508cm" svg:x="12.9cm" svg:y="13.116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1" draw:text-style-name="P8" draw:layer="layout" svg:width="0.3cm" svg:height="0.252cm" svg:x="13.05cm" svg:y="12.864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3cm" svg:height="0.064cm" svg:x="13.05cm" svg:y="12.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2" draw:text-style-name="P9" draw:layer="layout" svg:width="0.6cm" svg:height="1.14cm" svg:x="13.9cm" svg:y="13.56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9" draw:layer="layout" svg:width="0.6cm" svg:height="0.508cm" svg:x="13.9cm" svg:y="13.116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4" draw:text-style-name="P9" draw:layer="layout" svg:width="0.3cm" svg:height="0.252cm" svg:x="14.05cm" svg:y="12.864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3cm" svg:height="0.064cm" svg:x="14.05cm" svg:y="12.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5" draw:text-style-name="P10" draw:layer="layout" svg:width="0.6cm" svg:height="1.14cm" svg:x="16.734cm" svg:y="13.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0" draw:layer="layout" svg:width="0.6cm" svg:height="0.508cm" svg:x="16.734cm" svg:y="13.116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7" draw:text-style-name="P10" draw:layer="layout" svg:width="0.3cm" svg:height="0.252cm" svg:x="16.884cm" svg:y="12.864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3cm" svg:height="0.064cm" svg:x="16.884cm" svg:y="12.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6" draw:layer="layout" svg:width="0.6cm" svg:height="1.14cm" svg:x="14.834cm" svg:y="13.60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6" draw:layer="layout" svg:width="0.6cm" svg:height="0.508cm" svg:x="14.834cm" svg:y="13.159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7" draw:text-style-name="P6" draw:layer="layout" svg:width="0.3cm" svg:height="0.252cm" svg:x="14.984cm" svg:y="12.907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3cm" svg:height="0.064cm" svg:x="14.984cm" svg:y="12.84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8" draw:layer="layout" svg:width="0.6cm" svg:height="1.14cm" svg:x="15.8cm" svg:y="13.56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8" draw:layer="layout" svg:width="0.6cm" svg:height="0.508cm" svg:x="15.8cm" svg:y="13.116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1" draw:text-style-name="P8" draw:layer="layout" svg:width="0.3cm" svg:height="0.252cm" svg:x="15.95cm" svg:y="12.864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3cm" svg:height="0.064cm" svg:x="15.95cm" svg:y="12.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5" draw:text-style-name="P10" draw:layer="layout" svg:width="0.6cm" svg:height="1.14cm" svg:x="11.134cm" svg:y="13.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0" draw:layer="layout" svg:width="0.6cm" svg:height="0.508cm" svg:x="11.134cm" svg:y="13.116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7" draw:text-style-name="P10" draw:layer="layout" svg:width="0.3cm" svg:height="0.252cm" svg:x="11.284cm" svg:y="12.864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3cm" svg:height="0.064cm" svg:x="11.284cm" svg:y="12.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2" draw:text-style-name="P9" draw:layer="layout" svg:width="0.6cm" svg:height="1.14cm" svg:x="17.6cm" svg:y="13.56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9" draw:layer="layout" svg:width="0.6cm" svg:height="0.508cm" svg:x="17.6cm" svg:y="13.116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4" draw:text-style-name="P9" draw:layer="layout" svg:width="0.3cm" svg:height="0.252cm" svg:x="17.75cm" svg:y="12.864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3cm" svg:height="0.064cm" svg:x="17.75cm" svg:y="12.8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frame draw:style-name="gr1" draw:text-style-name="P1" draw:layer="layout" svg:width="8.466cm" svg:height="5.643cm" svg:x="10.734cm" svg:y="6.757cm">
            <draw:image xlink:href="Pictures/100002010000012C000000C81F08828561CCDD6C.png" xlink:type="simple" xlink:show="embed" xlink:actuate="onLoad">
              <text:p/>
            </draw:image>
          </draw:frame>
          <draw:custom-shape draw:style-name="gr2" draw:text-style-name="P2" draw:layer="layout" svg:width="8.09cm" svg:height="3.3cm" svg:x="11.01cm" svg:y="9.0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427cm" svg:height="0.8cm" svg:x="11.313cm" svg:y="9.0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427cm" svg:height="0.8cm" svg:x="13.74cm" svg:y="9.0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427cm" svg:height="0.8cm" svg:x="16.167cm" svg:y="9.0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427cm" svg:height="0.8cm" svg:x="12.527cm" svg:y="9.8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427cm" svg:height="0.8cm" svg:x="14.954cm" svg:y="9.86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.719cm" svg:height="0.8cm" svg:x="17.381cm" svg:y="9.8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427cm" svg:height="0.8cm" svg:x="11.313cm" svg:y="10.6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427cm" svg:height="0.8cm" svg:x="13.74cm" svg:y="10.6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427cm" svg:height="0.8cm" svg:x="16.167cm" svg:y="10.6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427cm" svg:height="0.8cm" svg:x="12.527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427cm" svg:height="0.8cm" svg:x="14.954cm" svg:y="11.46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.719cm" svg:height="0.8cm" svg:x="17.381cm" svg:y="11.46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517cm" svg:height="0.8cm" svg:x="11.01cm" svg:y="9.86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517cm" svg:height="0.8cm" svg:x="11.01cm" svg:y="11.46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506cm" svg:height="0.8cm" svg:x="18.594cm" svg:y="9.06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506cm" svg:height="0.8cm" svg:x="18.594cm" svg:y="10.66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303cm" svg:height="0.8cm" svg:x="11.01cm" svg:y="9.06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303cm" svg:height="0.8cm" svg:x="11.01cm" svg:y="10.665cm">
            <text:p/>
            <draw:enhanced-geometry svg:viewBox="0 0 21600 21600" draw:type="rectangle" draw:enhanced-path="M 0 0 L 21600 0 21600 21600 0 21600 0 0 Z N"/>
          </draw:custom-shape>
          <draw:line draw:style-name="gr7" draw:text-style-name="P4" draw:layer="layout" svg:x1="11cm" svg:y1="9.057cm" svg:x2="11.7cm" svg:y2="8.457cm">
            <text:p/>
          </draw:line>
          <draw:line draw:style-name="gr8" draw:text-style-name="P4" draw:layer="layout" svg:x1="11.6cm" svg:y1="8.557cm" svg:x2="19.2cm" svg:y2="8.537cm">
            <text:p/>
          </draw:line>
          <draw:line draw:style-name="gr9" draw:text-style-name="P4" draw:layer="layout" svg:x1="11.3cm" svg:y1="9.057cm" svg:x2="11.9cm" svg:y2="8.557cm">
            <text:p/>
          </draw:line>
          <draw:custom-shape draw:style-name="gr10" draw:text-style-name="P2" draw:layer="layout" svg:width="3.2cm" svg:height="0.5cm" svg:x="11.1cm" svg:y="8.557cm">
            <text:p/>
            <draw:enhanced-geometry svg:viewBox="0 0 21600 21600" draw:glue-points="?f6 0 10800 ?f8 ?f11 10800 ?f9 21600 10800 ?f10 ?f5 10800" draw:text-areas="?f3 ?f3 ?f4 ?f4" draw:type="parallelogram" draw:modifiers="3920.5248359887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7" draw:text-style-name="P4" draw:layer="layout" svg:x1="13.718cm" svg:y1="9.077cm" svg:x2="14.282cm" svg:y2="8.537cm">
            <text:p/>
          </draw:line>
          <draw:custom-shape draw:style-name="gr11" draw:text-style-name="P2" draw:layer="layout" svg:width="3.1cm" svg:height="0.5cm" svg:x="13.8cm" svg:y="8.557cm">
            <text:p/>
            <draw:enhanced-geometry svg:viewBox="0 0 21600 21600" draw:glue-points="?f6 0 10800 ?f8 ?f11 10800 ?f9 21600 10800 ?f10 ?f5 10800" draw:text-areas="?f3 ?f3 ?f4 ?f4" draw:type="parallelogram" draw:modifiers="3920.5248359887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" draw:text-style-name="P2" draw:layer="layout" svg:width="3cm" svg:height="0.5cm" svg:x="16.2cm" svg:y="8.557cm">
            <text:p/>
            <draw:enhanced-geometry svg:viewBox="0 0 21600 21600" draw:glue-points="?f6 0 10800 ?f8 ?f11 10800 ?f9 21600 10800 ?f10 ?f5 10800" draw:text-areas="?f3 ?f3 ?f4 ?f4" draw:type="parallelogram" draw:modifiers="3920.5248359887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9" draw:text-style-name="P4" draw:layer="layout" svg:x1="16.115cm" svg:y1="9.073cm" svg:x2="16.686cm" svg:y2="8.54cm">
            <text:p/>
          </draw:line>
          <draw:line draw:style-name="gr7" draw:text-style-name="P4" draw:layer="layout" svg:x1="18.6cm" svg:y1="9.057cm" svg:x2="19.164cm" svg:y2="8.517cm">
            <text:p/>
          </draw:line>
          <draw:custom-shape draw:style-name="gr13" draw:text-style-name="P2" draw:layer="layout" svg:width="0.4cm" svg:height="0.498cm" draw:transform="rotate (1.56224421346012) translate (18.599cm 9.057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line draw:style-name="gr14" draw:text-style-name="P5" draw:layer="layout" svg:x1="19.1cm" svg:y1="8.457cm" svg:x2="19.1cm" svg:y2="9.157cm">
            <text:p/>
          </draw:line>
          <draw:g>
            <draw:custom-shape draw:style-name="gr15" draw:text-style-name="P6" draw:layer="layout" svg:width="0.6cm" svg:height="1.14cm" svg:x="12.1cm" svg:y="7.617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6" draw:layer="layout" svg:width="0.6cm" svg:height="0.508cm" svg:x="12.1cm" svg:y="7.173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7" draw:text-style-name="P6" draw:layer="layout" svg:width="0.3cm" svg:height="0.252cm" svg:x="12.25cm" svg:y="6.921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3cm" svg:height="0.064cm" svg:x="12.25cm" svg:y="6.85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8" draw:layer="layout" svg:width="0.6cm" svg:height="1.14cm" svg:x="12.9cm" svg:y="7.617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8" draw:layer="layout" svg:width="0.6cm" svg:height="0.508cm" svg:x="12.9cm" svg:y="7.173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1" draw:text-style-name="P8" draw:layer="layout" svg:width="0.3cm" svg:height="0.252cm" svg:x="13.05cm" svg:y="6.921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3cm" svg:height="0.064cm" svg:x="13.05cm" svg:y="6.85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2" draw:text-style-name="P9" draw:layer="layout" svg:width="0.6cm" svg:height="1.14cm" svg:x="13.8cm" svg:y="7.617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9" draw:layer="layout" svg:width="0.6cm" svg:height="0.508cm" svg:x="13.8cm" svg:y="7.173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4" draw:text-style-name="P9" draw:layer="layout" svg:width="0.3cm" svg:height="0.252cm" svg:x="13.95cm" svg:y="6.921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3cm" svg:height="0.064cm" svg:x="13.95cm" svg:y="6.85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5" draw:text-style-name="P10" draw:layer="layout" svg:width="0.6cm" svg:height="1.14cm" svg:x="16.334cm" svg:y="7.617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0" draw:layer="layout" svg:width="0.6cm" svg:height="0.508cm" svg:x="16.334cm" svg:y="7.173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7" draw:text-style-name="P10" draw:layer="layout" svg:width="0.3cm" svg:height="0.252cm" svg:x="16.484cm" svg:y="6.921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3cm" svg:height="0.064cm" svg:x="16.484cm" svg:y="6.85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6" draw:layer="layout" svg:width="0.6cm" svg:height="1.14cm" svg:x="14.634cm" svg:y="7.66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6" draw:layer="layout" svg:width="0.6cm" svg:height="0.508cm" svg:x="14.634cm" svg:y="7.216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7" draw:text-style-name="P6" draw:layer="layout" svg:width="0.3cm" svg:height="0.252cm" svg:x="14.784cm" svg:y="6.964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3cm" svg:height="0.064cm" svg:x="14.784cm" svg:y="6.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8" draw:layer="layout" svg:width="0.6cm" svg:height="1.14cm" svg:x="15.5cm" svg:y="7.617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8" draw:layer="layout" svg:width="0.6cm" svg:height="0.508cm" svg:x="15.5cm" svg:y="7.173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1" draw:text-style-name="P8" draw:layer="layout" svg:width="0.3cm" svg:height="0.252cm" svg:x="15.65cm" svg:y="6.921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3cm" svg:height="0.064cm" svg:x="15.65cm" svg:y="6.85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5" draw:text-style-name="P10" draw:layer="layout" svg:width="0.6cm" svg:height="1.14cm" svg:x="11.434cm" svg:y="7.617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0" draw:layer="layout" svg:width="0.6cm" svg:height="0.508cm" svg:x="11.434cm" svg:y="7.173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7" draw:text-style-name="P10" draw:layer="layout" svg:width="0.3cm" svg:height="0.252cm" svg:x="11.584cm" svg:y="6.921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3cm" svg:height="0.064cm" svg:x="11.584cm" svg:y="6.85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2" draw:text-style-name="P9" draw:layer="layout" svg:width="0.6cm" svg:height="1.14cm" svg:x="17.2cm" svg:y="7.617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9" draw:layer="layout" svg:width="0.6cm" svg:height="0.508cm" svg:x="17.2cm" svg:y="7.173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4" draw:text-style-name="P9" draw:layer="layout" svg:width="0.3cm" svg:height="0.252cm" svg:x="17.35cm" svg:y="6.921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3cm" svg:height="0.064cm" svg:x="17.35cm" svg:y="6.85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6" draw:layer="layout" svg:width="0.6cm" svg:height="1.14cm" svg:x="18.134cm" svg:y="7.66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6" draw:layer="layout" svg:width="0.6cm" svg:height="0.508cm" svg:x="18.134cm" svg:y="7.216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7" draw:text-style-name="P6" draw:layer="layout" svg:width="0.3cm" svg:height="0.252cm" svg:x="18.284cm" svg:y="6.964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3cm" svg:height="0.064cm" svg:x="18.284cm" svg:y="6.9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1" draw:text-style-name="P1" draw:layer="layout" svg:width="8.466cm" svg:height="5.643cm" svg:x="10.434cm" svg:y="0.457cm">
          <draw:image xlink:href="Pictures/100002010000012C000000C81F08828561CCDD6C.png" xlink:type="simple" xlink:show="embed" xlink:actuate="onLoad">
            <text:p/>
          </draw:image>
        </draw:frame>
        <draw:custom-shape draw:style-name="gr2" draw:text-style-name="P2" draw:layer="layout" svg:width="8.09cm" svg:height="3.3cm" svg:x="10.71cm" svg:y="2.7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27cm" svg:height="0.8cm" svg:x="11.013cm" svg:y="2.7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27cm" svg:height="0.8cm" svg:x="13.44cm" svg:y="2.7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27cm" svg:height="0.8cm" svg:x="15.867cm" svg:y="2.7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27cm" svg:height="0.8cm" svg:x="12.227cm" svg:y="3.5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27cm" svg:height="0.8cm" svg:x="14.654cm" svg:y="3.5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19cm" svg:height="0.8cm" svg:x="17.081cm" svg:y="3.5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27cm" svg:height="0.8cm" svg:x="11.013cm" svg:y="4.3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27cm" svg:height="0.8cm" svg:x="13.44cm" svg:y="4.3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27cm" svg:height="0.8cm" svg:x="15.867cm" svg:y="4.3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27cm" svg:height="0.8cm" svg:x="12.227cm" svg:y="5.1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27cm" svg:height="0.8cm" svg:x="14.654cm" svg:y="5.1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19cm" svg:height="0.8cm" svg:x="17.081cm" svg:y="5.1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517cm" svg:height="0.8cm" svg:x="10.71cm" svg:y="3.5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517cm" svg:height="0.8cm" svg:x="10.71cm" svg:y="5.1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06cm" svg:height="0.8cm" svg:x="18.294cm" svg:y="2.7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06cm" svg:height="0.8cm" svg:x="18.294cm" svg:y="4.3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303cm" svg:height="0.8cm" svg:x="10.71cm" svg:y="2.7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303cm" svg:height="0.8cm" svg:x="10.71cm" svg:y="4.365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0.7cm" svg:y1="2.757cm" svg:x2="11.4cm" svg:y2="2.157cm">
          <text:p/>
        </draw:line>
        <draw:line draw:style-name="gr8" draw:text-style-name="P4" draw:layer="layout" svg:x1="11.3cm" svg:y1="2.257cm" svg:x2="18.9cm" svg:y2="2.237cm">
          <text:p/>
        </draw:line>
        <draw:line draw:style-name="gr9" draw:text-style-name="P4" draw:layer="layout" svg:x1="11cm" svg:y1="2.757cm" svg:x2="11.6cm" svg:y2="2.257cm">
          <text:p/>
        </draw:line>
        <draw:custom-shape draw:style-name="gr10" draw:text-style-name="P2" draw:layer="layout" svg:width="3.2cm" svg:height="0.5cm" svg:x="10.8cm" svg:y="2.257cm">
          <text:p/>
          <draw:enhanced-geometry svg:viewBox="0 0 21600 21600" draw:glue-points="?f6 0 10800 ?f8 ?f11 10800 ?f9 21600 10800 ?f10 ?f5 10800" draw:text-areas="?f3 ?f3 ?f4 ?f4" draw:type="parallelogram" draw:modifiers="3920.5248359887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7" draw:text-style-name="P4" draw:layer="layout" svg:x1="13.418cm" svg:y1="2.777cm" svg:x2="13.982cm" svg:y2="2.237cm">
          <text:p/>
        </draw:line>
        <draw:custom-shape draw:style-name="gr11" draw:text-style-name="P2" draw:layer="layout" svg:width="3.1cm" svg:height="0.5cm" svg:x="13.5cm" svg:y="2.257cm">
          <text:p/>
          <draw:enhanced-geometry svg:viewBox="0 0 21600 21600" draw:glue-points="?f6 0 10800 ?f8 ?f11 10800 ?f9 21600 10800 ?f10 ?f5 10800" draw:text-areas="?f3 ?f3 ?f4 ?f4" draw:type="parallelogram" draw:modifiers="3920.5248359887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3cm" svg:height="0.5cm" svg:x="15.9cm" svg:y="2.257cm">
          <text:p/>
          <draw:enhanced-geometry svg:viewBox="0 0 21600 21600" draw:glue-points="?f6 0 10800 ?f8 ?f11 10800 ?f9 21600 10800 ?f10 ?f5 10800" draw:text-areas="?f3 ?f3 ?f4 ?f4" draw:type="parallelogram" draw:modifiers="3920.5248359887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4" draw:layer="layout" svg:x1="15.815cm" svg:y1="2.773cm" svg:x2="16.386cm" svg:y2="2.24cm">
          <text:p/>
        </draw:line>
        <draw:line draw:style-name="gr7" draw:text-style-name="P4" draw:layer="layout" svg:x1="18.3cm" svg:y1="2.757cm" svg:x2="18.864cm" svg:y2="2.217cm">
          <text:p/>
        </draw:line>
        <draw:custom-shape draw:style-name="gr13" draw:text-style-name="P2" draw:layer="layout" svg:width="0.4cm" svg:height="0.498cm" draw:transform="rotate (1.56224421346012) translate (18.299cm 2.757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14" draw:text-style-name="P5" draw:layer="layout" svg:x1="18.8cm" svg:y1="2.157cm" svg:x2="18.8cm" svg:y2="2.857cm">
          <text:p/>
        </draw:line>
        <draw:g>
          <draw:custom-shape draw:style-name="gr15" draw:text-style-name="P6" draw:layer="layout" svg:width="0.6cm" svg:height="1.14cm" svg:x="11.8cm" svg:y="1.31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6" draw:layer="layout" svg:width="0.6cm" svg:height="0.508cm" svg:x="11.8cm" svg:y="0.873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7" draw:text-style-name="P6" draw:layer="layout" svg:width="0.3cm" svg:height="0.252cm" svg:x="11.95cm" svg:y="0.621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7" draw:layer="layout" svg:width="0.3cm" svg:height="0.064cm" svg:x="11.95cm" svg:y="0.55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8" draw:layer="layout" svg:width="0.6cm" svg:height="1.14cm" svg:x="12.6cm" svg:y="1.31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8" draw:layer="layout" svg:width="0.6cm" svg:height="0.508cm" svg:x="12.6cm" svg:y="0.873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1" draw:text-style-name="P8" draw:layer="layout" svg:width="0.3cm" svg:height="0.252cm" svg:x="12.75cm" svg:y="0.621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7" draw:layer="layout" svg:width="0.3cm" svg:height="0.064cm" svg:x="12.75cm" svg:y="0.55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9" draw:layer="layout" svg:width="0.6cm" svg:height="1.14cm" svg:x="13.3cm" svg:y="1.31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9" draw:layer="layout" svg:width="0.6cm" svg:height="0.508cm" svg:x="13.3cm" svg:y="0.873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4" draw:text-style-name="P9" draw:layer="layout" svg:width="0.3cm" svg:height="0.252cm" svg:x="13.45cm" svg:y="0.621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7" draw:layer="layout" svg:width="0.3cm" svg:height="0.064cm" svg:x="13.45cm" svg:y="0.55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10" draw:layer="layout" svg:width="0.6cm" svg:height="1.14cm" svg:x="15.534cm" svg:y="1.317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0" draw:layer="layout" svg:width="0.6cm" svg:height="0.508cm" svg:x="15.534cm" svg:y="0.873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7" draw:text-style-name="P10" draw:layer="layout" svg:width="0.3cm" svg:height="0.252cm" svg:x="15.684cm" svg:y="0.621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7" draw:layer="layout" svg:width="0.3cm" svg:height="0.064cm" svg:x="15.684cm" svg:y="0.55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6" draw:layer="layout" svg:width="0.6cm" svg:height="1.14cm" svg:x="14.034cm" svg:y="1.3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6" draw:layer="layout" svg:width="0.6cm" svg:height="0.508cm" svg:x="14.034cm" svg:y="0.916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7" draw:text-style-name="P6" draw:layer="layout" svg:width="0.3cm" svg:height="0.252cm" svg:x="14.184cm" svg:y="0.664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7" draw:layer="layout" svg:width="0.3cm" svg:height="0.064cm" svg:x="14.184cm" svg:y="0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8" draw:layer="layout" svg:width="0.6cm" svg:height="1.14cm" svg:x="14.8cm" svg:y="1.31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8" draw:layer="layout" svg:width="0.6cm" svg:height="0.508cm" svg:x="14.8cm" svg:y="0.873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1" draw:text-style-name="P8" draw:layer="layout" svg:width="0.3cm" svg:height="0.252cm" svg:x="14.95cm" svg:y="0.621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7" draw:layer="layout" svg:width="0.3cm" svg:height="0.064cm" svg:x="14.95cm" svg:y="0.55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10" draw:layer="layout" svg:width="0.6cm" svg:height="1.14cm" svg:x="11.134cm" svg:y="1.317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0" draw:layer="layout" svg:width="0.6cm" svg:height="0.508cm" svg:x="11.134cm" svg:y="0.873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7" draw:text-style-name="P10" draw:layer="layout" svg:width="0.3cm" svg:height="0.252cm" svg:x="11.284cm" svg:y="0.621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7" draw:layer="layout" svg:width="0.3cm" svg:height="0.064cm" svg:x="11.284cm" svg:y="0.55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9" draw:layer="layout" svg:width="0.6cm" svg:height="1.14cm" svg:x="16.3cm" svg:y="1.31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9" draw:layer="layout" svg:width="0.6cm" svg:height="0.508cm" svg:x="16.3cm" svg:y="0.873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4" draw:text-style-name="P9" draw:layer="layout" svg:width="0.3cm" svg:height="0.252cm" svg:x="16.45cm" svg:y="0.621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7" draw:layer="layout" svg:width="0.3cm" svg:height="0.064cm" svg:x="16.45cm" svg:y="0.55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6" draw:layer="layout" svg:width="0.6cm" svg:height="1.14cm" svg:x="17.134cm" svg:y="1.3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6" draw:layer="layout" svg:width="0.6cm" svg:height="0.508cm" svg:x="17.134cm" svg:y="0.916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7" draw:text-style-name="P6" draw:layer="layout" svg:width="0.3cm" svg:height="0.252cm" svg:x="17.284cm" svg:y="0.664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7" draw:layer="layout" svg:width="0.3cm" svg:height="0.064cm" svg:x="17.284cm" svg:y="0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8" draw:layer="layout" svg:width="0.6cm" svg:height="1.14cm" svg:x="17.9cm" svg:y="1.3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8" draw:layer="layout" svg:width="0.6cm" svg:height="0.508cm" svg:x="17.9cm" svg:y="0.916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1" draw:text-style-name="P8" draw:layer="layout" svg:width="0.3cm" svg:height="0.252cm" svg:x="18.05cm" svg:y="0.664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7" draw:layer="layout" svg:width="0.3cm" svg:height="0.064cm" svg:x="18.05cm" svg:y="0.6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Default">
        <draw:g>
          <draw:custom-shape draw:style-name="gr25" draw:text-style-name="P10" draw:layer="layout" svg:width="0.6cm" svg:height="1.14cm" svg:x="15.535cm" svg:y="1.318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0" draw:layer="layout" svg:width="0.6cm" svg:height="0.508cm" svg:x="15.535cm" svg:y="0.874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7" draw:text-style-name="P10" draw:layer="layout" svg:width="0.3cm" svg:height="0.252cm" svg:x="15.685cm" svg:y="0.622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7" draw:layer="layout" svg:width="0.3cm" svg:height="0.064cm" svg:x="15.685cm" svg:y="0.55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6" draw:layer="layout" svg:width="0.6cm" svg:height="1.14cm" svg:x="14.035cm" svg:y="1.361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6" draw:layer="layout" svg:width="0.6cm" svg:height="0.508cm" svg:x="14.035cm" svg:y="0.917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7" draw:text-style-name="P6" draw:layer="layout" svg:width="0.3cm" svg:height="0.252cm" svg:x="14.185cm" svg:y="0.665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7" draw:layer="layout" svg:width="0.3cm" svg:height="0.064cm" svg:x="14.185cm" svg:y="0.6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8" draw:layer="layout" svg:width="0.6cm" svg:height="1.14cm" svg:x="14.801cm" svg:y="1.31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8" draw:layer="layout" svg:width="0.6cm" svg:height="0.508cm" svg:x="14.801cm" svg:y="0.874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1" draw:text-style-name="P8" draw:layer="layout" svg:width="0.3cm" svg:height="0.252cm" svg:x="14.951cm" svg:y="0.622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7" draw:layer="layout" svg:width="0.3cm" svg:height="0.064cm" svg:x="14.951cm" svg:y="0.558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" draw:layer="layout" svg:width="8.466cm" svg:height="5.643cm" svg:x="2.034cm" svg:y="3.457cm">
            <draw:image xlink:href="Pictures/100002010000012C000000C81F08828561CCDD6C.png" xlink:type="simple" xlink:show="embed" xlink:actuate="onLoad">
              <text:p><text:span text:style-name="T1"/></text:p>
            </draw:image>
          </draw:frame>
          <draw:g>
            <draw:custom-shape draw:style-name="gr28" draw:text-style-name="P12" draw:layer="layout" svg:width="1.4cm" svg:height="2.52cm" svg:x="6.5cm" svg:y="5.78cm">
              <text:p text:style-name="P11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29" draw:text-style-name="P6" draw:layer="layout" svg:width="1.4cm" svg:height="1.122cm" svg:x="6.5cm" svg:y="4.799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0" draw:text-style-name="P6" draw:layer="layout" svg:width="0.7cm" svg:height="0.558cm" svg:x="6.85cm" svg:y="4.241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1" draw:text-style-name="P7" draw:layer="layout" svg:width="0.7cm" svg:height="0.141cm" svg:x="6.85cm" svg:y="4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2" draw:text-style-name="P13" draw:layer="layout" svg:width="1.5cm" svg:height="2.46cm" svg:x="3.9cm" svg:y="5.84cm">
              <text:p text:style-name="P11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0" draw:layer="layout" svg:width="1.5cm" svg:height="1.096cm" svg:x="3.9cm" svg:y="4.882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4" draw:text-style-name="P10" draw:layer="layout" svg:width="0.75cm" svg:height="0.544cm" svg:x="4.275cm" svg:y="4.338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5" draw:text-style-name="P7" draw:layer="layout" svg:width="0.75cm" svg:height="0.138cm" svg:x="4.275cm" svg:y="4.2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22" draw:text-style-name="P9" draw:layer="layout" svg:width="0.6cm" svg:height="1.14cm" svg:x="16.301cm" svg:y="1.318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9" draw:layer="layout" svg:width="0.6cm" svg:height="0.508cm" svg:x="16.301cm" svg:y="0.874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4" draw:text-style-name="P9" draw:layer="layout" svg:width="0.3cm" svg:height="0.252cm" svg:x="16.451cm" svg:y="0.622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7" draw:layer="layout" svg:width="0.3cm" svg:height="0.064cm" svg:x="16.451cm" svg:y="0.55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6" draw:layer="layout" svg:width="0.6cm" svg:height="1.14cm" svg:x="17.135cm" svg:y="1.361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6" draw:layer="layout" svg:width="0.6cm" svg:height="0.508cm" svg:x="17.135cm" svg:y="0.917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7" draw:text-style-name="P6" draw:layer="layout" svg:width="0.3cm" svg:height="0.252cm" svg:x="17.285cm" svg:y="0.665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7" draw:layer="layout" svg:width="0.3cm" svg:height="0.064cm" svg:x="17.285cm" svg:y="0.6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8" draw:layer="layout" svg:width="0.6cm" svg:height="1.14cm" svg:x="17.901cm" svg:y="1.36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8" draw:layer="layout" svg:width="0.6cm" svg:height="0.508cm" svg:x="17.901cm" svg:y="0.917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1" draw:text-style-name="P8" draw:layer="layout" svg:width="0.3cm" svg:height="0.252cm" svg:x="18.051cm" svg:y="0.665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7" draw:layer="layout" svg:width="0.3cm" svg:height="0.064cm" svg:x="18.051cm" svg:y="0.601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" draw:layer="layout" svg:width="8.466cm" svg:height="5.643cm" svg:x="1.5cm" svg:y="11.457cm">
            <draw:image xlink:href="Pictures/100002010000012C000000C81F08828561CCDD6C.png" xlink:type="simple" xlink:show="embed" xlink:actuate="onLoad">
              <text:p/>
            </draw:image>
          </draw:frame>
          <draw:g>
            <draw:custom-shape draw:style-name="gr36" draw:text-style-name="P14" draw:layer="layout" svg:width="1.3cm" svg:height="2.58cm" svg:x="7.4cm" svg:y="13.72cm">
              <text:p text:style-name="P11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37" draw:text-style-name="P8" draw:layer="layout" svg:width="1.3cm" svg:height="1.15cm" svg:x="7.4cm" svg:y="12.715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8" draw:text-style-name="P8" draw:layer="layout" svg:width="0.65cm" svg:height="0.57cm" svg:x="7.725cm" svg:y="12.145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9" draw:text-style-name="P7" draw:layer="layout" svg:width="0.65cm" svg:height="0.145cm" svg:x="7.725cm" svg:y="1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8" draw:text-style-name="P12" draw:layer="layout" svg:width="1.4cm" svg:height="2.52cm" svg:x="4.9cm" svg:y="13.78cm">
              <text:p text:style-name="P11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29" draw:text-style-name="P6" draw:layer="layout" svg:width="1.4cm" svg:height="1.122cm" svg:x="4.9cm" svg:y="12.799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0" draw:text-style-name="P6" draw:layer="layout" svg:width="0.7cm" svg:height="0.558cm" svg:x="5.25cm" svg:y="12.241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1" draw:text-style-name="P7" draw:layer="layout" svg:width="0.7cm" svg:height="0.141cm" svg:x="5.25cm" svg:y="12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2" draw:text-style-name="P13" draw:layer="layout" svg:width="1.5cm" svg:height="2.46cm" svg:x="2.4cm" svg:y="13.74cm">
              <text:p text:style-name="P11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0" draw:layer="layout" svg:width="1.5cm" svg:height="1.096cm" svg:x="2.4cm" svg:y="12.782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4" draw:text-style-name="P10" draw:layer="layout" svg:width="0.75cm" svg:height="0.544cm" svg:x="2.775cm" svg:y="12.238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5" draw:text-style-name="P7" draw:layer="layout" svg:width="0.75cm" svg:height="0.138cm" svg:x="2.775cm" svg:y="12.1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frame draw:style-name="gr1" draw:text-style-name="P1" draw:layer="layout" svg:width="8.466cm" svg:height="5.643cm" svg:x="10.7cm" svg:y="10.557cm">
            <draw:image xlink:href="Pictures/100002010000012C000000C81F08828561CCDD6C.png" xlink:type="simple" xlink:show="embed" xlink:actuate="onLoad">
              <text:p/>
            </draw:image>
          </draw:frame>
          <draw:g>
            <draw:custom-shape draw:style-name="gr40" draw:text-style-name="P15" draw:layer="layout" svg:width="1.2cm" svg:height="2.52cm" svg:x="17.1cm" svg:y="12.78cm">
              <text:p text:style-name="P11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9" draw:layer="layout" svg:width="1.2cm" svg:height="1.122cm" svg:x="17.1cm" svg:y="11.799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42" draw:text-style-name="P9" draw:layer="layout" svg:width="0.6cm" svg:height="0.558cm" svg:x="17.4cm" svg:y="11.241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43" draw:text-style-name="P7" draw:layer="layout" svg:width="0.6cm" svg:height="0.141cm" svg:x="17.4cm" svg:y="1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6" draw:text-style-name="P14" draw:layer="layout" svg:width="1.3cm" svg:height="2.58cm" svg:x="15.3cm" svg:y="12.72cm">
              <text:p text:style-name="P11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37" draw:text-style-name="P8" draw:layer="layout" svg:width="1.3cm" svg:height="1.15cm" svg:x="15.3cm" svg:y="11.715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8" draw:text-style-name="P8" draw:layer="layout" svg:width="0.65cm" svg:height="0.57cm" svg:x="15.625cm" svg:y="11.145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9" draw:text-style-name="P7" draw:layer="layout" svg:width="0.65cm" svg:height="0.145cm" svg:x="15.625cm" svg:y="1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8" draw:text-style-name="P12" draw:layer="layout" svg:width="1.4cm" svg:height="2.52cm" svg:x="13.5cm" svg:y="12.78cm">
              <text:p text:style-name="P11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29" draw:text-style-name="P6" draw:layer="layout" svg:width="1.4cm" svg:height="1.122cm" svg:x="13.5cm" svg:y="11.799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0" draw:text-style-name="P6" draw:layer="layout" svg:width="0.7cm" svg:height="0.558cm" svg:x="13.85cm" svg:y="11.241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1" draw:text-style-name="P7" draw:layer="layout" svg:width="0.7cm" svg:height="0.141cm" svg:x="13.85cm" svg:y="11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2" draw:text-style-name="P13" draw:layer="layout" svg:width="1.5cm" svg:height="2.46cm" svg:x="11.6cm" svg:y="12.84cm">
              <text:p text:style-name="P11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0" draw:layer="layout" svg:width="1.5cm" svg:height="1.096cm" svg:x="11.6cm" svg:y="11.882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4" draw:text-style-name="P10" draw:layer="layout" svg:width="0.75cm" svg:height="0.544cm" svg:x="11.975cm" svg:y="11.338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5" draw:text-style-name="P7" draw:layer="layout" svg:width="0.75cm" svg:height="0.138cm" svg:x="11.975cm" svg:y="11.2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frame draw:style-name="gr1" draw:text-style-name="P1" draw:layer="layout" svg:width="8.466cm" svg:height="5.643cm" svg:x="0.734cm" svg:y="18.857cm">
            <draw:image xlink:href="Pictures/100002010000012C000000C81F08828561CCDD6C.png" xlink:type="simple" xlink:show="embed" xlink:actuate="onLoad">
              <text:p/>
            </draw:image>
          </draw:frame>
          <draw:g>
            <draw:custom-shape draw:style-name="gr40" draw:text-style-name="P15" draw:layer="layout" svg:width="1.2cm" svg:height="2.52cm" svg:x="6.134cm" svg:y="21.08cm">
              <text:p text:style-name="P11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9" draw:layer="layout" svg:width="1.2cm" svg:height="1.122cm" svg:x="6.134cm" svg:y="20.099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42" draw:text-style-name="P9" draw:layer="layout" svg:width="0.6cm" svg:height="0.558cm" svg:x="6.434cm" svg:y="19.541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43" draw:text-style-name="P7" draw:layer="layout" svg:width="0.6cm" svg:height="0.141cm" svg:x="6.434cm" svg:y="19.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6" draw:text-style-name="P14" draw:layer="layout" svg:width="1.3cm" svg:height="2.58cm" svg:x="4.534cm" svg:y="21.02cm">
              <text:p text:style-name="P11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37" draw:text-style-name="P8" draw:layer="layout" svg:width="1.3cm" svg:height="1.15cm" svg:x="4.534cm" svg:y="20.015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8" draw:text-style-name="P8" draw:layer="layout" svg:width="0.65cm" svg:height="0.57cm" svg:x="4.859cm" svg:y="19.445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9" draw:text-style-name="P7" draw:layer="layout" svg:width="0.65cm" svg:height="0.145cm" svg:x="4.859cm" svg:y="19.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8" draw:text-style-name="P12" draw:layer="layout" svg:width="1.4cm" svg:height="2.52cm" svg:x="2.834cm" svg:y="21.08cm">
              <text:p text:style-name="P11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29" draw:text-style-name="P6" draw:layer="layout" svg:width="1.4cm" svg:height="1.122cm" svg:x="2.834cm" svg:y="20.099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0" draw:text-style-name="P6" draw:layer="layout" svg:width="0.7cm" svg:height="0.558cm" svg:x="3.184cm" svg:y="19.541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1" draw:text-style-name="P7" draw:layer="layout" svg:width="0.7cm" svg:height="0.141cm" svg:x="3.184cm" svg:y="19.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2" draw:text-style-name="P13" draw:layer="layout" svg:width="1.5cm" svg:height="2.46cm" svg:x="1.034cm" svg:y="21.14cm">
              <text:p text:style-name="P11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0" draw:layer="layout" svg:width="1.5cm" svg:height="1.096cm" svg:x="1.034cm" svg:y="20.182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4" draw:text-style-name="P10" draw:layer="layout" svg:width="0.75cm" svg:height="0.544cm" svg:x="1.409cm" svg:y="19.638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5" draw:text-style-name="P7" draw:layer="layout" svg:width="0.75cm" svg:height="0.138cm" svg:x="1.409cm" svg:y="19.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4" draw:text-style-name="P12" draw:layer="layout" svg:width="1.3cm" svg:height="2.52cm" svg:x="7.534cm" svg:y="21.08cm">
              <text:p text:style-name="P11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45" draw:text-style-name="P6" draw:layer="layout" svg:width="1.3cm" svg:height="1.122cm" svg:x="7.534cm" svg:y="20.099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46" draw:text-style-name="P6" draw:layer="layout" svg:width="0.65cm" svg:height="0.558cm" svg:x="7.859cm" svg:y="19.541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9" draw:text-style-name="P7" draw:layer="layout" svg:width="0.65cm" svg:height="0.141cm" svg:x="7.859cm" svg:y="19.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frame draw:style-name="gr1" draw:text-style-name="P1" draw:layer="layout" svg:width="8.466cm" svg:height="5.643cm" svg:x="10cm" svg:y="18.7cm">
            <draw:image xlink:href="Pictures/100002010000012C000000C81F08828561CCDD6C.png" xlink:type="simple" xlink:show="embed" xlink:actuate="onLoad">
              <text:p/>
            </draw:image>
          </draw:frame>
          <draw:g>
            <draw:custom-shape draw:style-name="gr40" draw:text-style-name="P15" draw:layer="layout" svg:width="1.2cm" svg:height="2.52cm" svg:x="14.3cm" svg:y="20.923cm">
              <text:p text:style-name="P11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9" draw:layer="layout" svg:width="1.2cm" svg:height="1.122cm" svg:x="14.3cm" svg:y="19.942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42" draw:text-style-name="P9" draw:layer="layout" svg:width="0.6cm" svg:height="0.558cm" svg:x="14.6cm" svg:y="19.384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43" draw:text-style-name="P7" draw:layer="layout" svg:width="0.6cm" svg:height="0.141cm" svg:x="14.6cm" svg:y="19.24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6" draw:text-style-name="P14" draw:layer="layout" svg:width="1.3cm" svg:height="2.58cm" svg:x="12.9cm" svg:y="20.863cm">
              <text:p text:style-name="P11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37" draw:text-style-name="P8" draw:layer="layout" svg:width="1.3cm" svg:height="1.15cm" svg:x="12.9cm" svg:y="19.858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8" draw:text-style-name="P8" draw:layer="layout" svg:width="0.65cm" svg:height="0.57cm" svg:x="13.225cm" svg:y="19.288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9" draw:text-style-name="P7" draw:layer="layout" svg:width="0.65cm" svg:height="0.145cm" svg:x="13.225cm" svg:y="19.14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7" draw:text-style-name="P12" draw:layer="layout" svg:width="1.2cm" svg:height="2.52cm" svg:x="11.6cm" svg:y="20.923cm">
              <text:p text:style-name="P11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1.2cm" svg:height="1.122cm" svg:x="11.6cm" svg:y="19.942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49" draw:text-style-name="P6" draw:layer="layout" svg:width="0.6cm" svg:height="0.558cm" svg:x="11.9cm" svg:y="19.384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43" draw:text-style-name="P7" draw:layer="layout" svg:width="0.6cm" svg:height="0.141cm" svg:x="11.9cm" svg:y="19.24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0" draw:text-style-name="P13" draw:layer="layout" svg:width="1.3cm" svg:height="2.46cm" svg:x="10.1cm" svg:y="20.983cm">
              <text:p text:style-name="P11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10" draw:layer="layout" svg:width="1.3cm" svg:height="1.096cm" svg:x="10.1cm" svg:y="20.025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52" draw:text-style-name="P10" draw:layer="layout" svg:width="0.65cm" svg:height="0.544cm" svg:x="10.425cm" svg:y="19.481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9" draw:text-style-name="P7" draw:layer="layout" svg:width="0.65cm" svg:height="0.138cm" svg:x="10.425cm" svg:y="19.34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4" draw:text-style-name="P12" draw:layer="layout" svg:width="1.3cm" svg:height="2.52cm" svg:x="15.6cm" svg:y="20.923cm">
              <text:p text:style-name="P11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45" draw:text-style-name="P6" draw:layer="layout" svg:width="1.3cm" svg:height="1.122cm" svg:x="15.6cm" svg:y="19.942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46" draw:text-style-name="P6" draw:layer="layout" svg:width="0.65cm" svg:height="0.558cm" svg:x="15.925cm" svg:y="19.384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9" draw:text-style-name="P7" draw:layer="layout" svg:width="0.65cm" svg:height="0.141cm" svg:x="15.925cm" svg:y="19.24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0" draw:text-style-name="P13" draw:layer="layout" svg:width="1.3cm" svg:height="2.46cm" svg:x="17cm" svg:y="20.94cm">
              <text:p text:style-name="P11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10" draw:layer="layout" svg:width="1.3cm" svg:height="1.096cm" svg:x="17cm" svg:y="19.982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52" draw:text-style-name="P10" draw:layer="layout" svg:width="0.65cm" svg:height="0.544cm" svg:x="17.325cm" svg:y="19.438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9" draw:text-style-name="P7" draw:layer="layout" svg:width="0.65cm" svg:height="0.138cm" svg:x="17.325cm" svg:y="19.3cm">
              <text:p/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3" draw:style-name="dp1" draw:master-page-name="Default">
        <draw:g>
          <draw:frame draw:style-name="gr1" draw:text-style-name="P1" draw:layer="layout" svg:width="8.466cm" svg:height="5.643cm" svg:x="-0.666cm" svg:y="10.757cm">
            <draw:image xlink:href="Pictures/100002010000012C000000C81F08828561CCDD6C.png" xlink:type="simple" xlink:show="embed" xlink:actuate="onLoad">
              <text:p/>
            </draw:image>
          </draw:frame>
          <draw:g>
            <draw:custom-shape draw:style-name="gr53" draw:text-style-name="P15" draw:layer="layout" svg:width="0.79cm" svg:height="1.582cm" svg:x="4.434cm" svg:y="11.875cm">
              <text:p text:style-name="P11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54" draw:text-style-name="P9" draw:layer="layout" svg:width="0.79cm" svg:height="0.705cm" svg:x="4.434cm" svg:y="11.257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55" draw:text-style-name="P9" draw:layer="layout" svg:width="0.395cm" svg:height="0.35cm" svg:x="4.632cm" svg:y="10.908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395cm" svg:height="0.088cm" svg:x="4.632cm" svg:y="10.8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6" draw:text-style-name="P14" draw:layer="layout" svg:width="0.856cm" svg:height="1.62cm" svg:x="2.778cm" svg:y="11.937cm">
              <text:p text:style-name="P11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57" draw:text-style-name="P8" draw:layer="layout" svg:width="0.856cm" svg:height="0.722cm" svg:x="2.778cm" svg:y="11.306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58" draw:text-style-name="P8" draw:layer="layout" svg:width="0.428cm" svg:height="0.358cm" svg:x="2.992cm" svg:y="10.948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428cm" svg:height="0.091cm" svg:x="2.992cm" svg:y="10.85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9" draw:text-style-name="P12" draw:layer="layout" svg:width="0.79cm" svg:height="1.582cm" svg:x="1.144cm" svg:y="11.875cm">
              <text:p text:style-name="P11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6" draw:layer="layout" svg:width="0.79cm" svg:height="0.705cm" svg:x="1.144cm" svg:y="11.257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1" draw:text-style-name="P6" draw:layer="layout" svg:width="0.395cm" svg:height="0.35cm" svg:x="1.342cm" svg:y="10.908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395cm" svg:height="0.088cm" svg:x="1.342cm" svg:y="10.8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2" draw:text-style-name="P13" draw:layer="layout" svg:width="0.856cm" svg:height="1.544cm" svg:x="-0.266cm" svg:y="11.888cm">
              <text:p text:style-name="P11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63" draw:text-style-name="P10" draw:layer="layout" svg:width="0.856cm" svg:height="0.688cm" svg:x="-0.266cm" svg:y="11.286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4" draw:text-style-name="P10" draw:layer="layout" svg:width="0.428cm" svg:height="0.342cm" svg:x="-0.052cm" svg:y="10.944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428cm" svg:height="0.087cm" svg:x="-0.052cm" svg:y="10.85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5" draw:text-style-name="P12" draw:layer="layout" svg:width="0.856cm" svg:height="1.582cm" svg:x="6.134cm" svg:y="11.875cm">
              <text:p text:style-name="P11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66" draw:text-style-name="P6" draw:layer="layout" svg:width="0.856cm" svg:height="0.705cm" svg:x="6.134cm" svg:y="11.257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1" draw:text-style-name="P6" draw:layer="layout" svg:width="0.428cm" svg:height="0.35cm" svg:x="6.348cm" svg:y="10.908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428cm" svg:height="0.088cm" svg:x="6.348cm" svg:y="10.8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7" draw:text-style-name="P13" draw:layer="layout" svg:width="0.856cm" svg:height="1.545cm" svg:x="1.078cm" svg:y="14.712cm">
              <text:p text:style-name="P11"><text:span text:style-name="T1">7</text:span></text:p>
              <draw:enhanced-geometry svg:viewBox="0 0 21600 21600" draw:type="rectangle" draw:enhanced-path="M 0 0 L 21600 0 21600 21600 0 21600 0 0 Z N"/>
            </draw:custom-shape>
            <draw:custom-shape draw:style-name="gr63" draw:text-style-name="P10" draw:layer="layout" svg:width="0.856cm" svg:height="0.688cm" svg:x="1.078cm" svg:y="14.111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4" draw:text-style-name="P10" draw:layer="layout" svg:width="0.428cm" svg:height="0.342cm" svg:x="1.292cm" svg:y="13.769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428cm" svg:height="0.086cm" svg:x="1.292cm" svg:y="13.68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6" draw:text-style-name="P14" draw:layer="layout" svg:width="0.856cm" svg:height="1.62cm" svg:x="-0.222cm" svg:y="14.637cm">
              <text:p text:style-name="P11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57" draw:text-style-name="P8" draw:layer="layout" svg:width="0.856cm" svg:height="0.722cm" svg:x="-0.222cm" svg:y="14.006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58" draw:text-style-name="P8" draw:layer="layout" svg:width="0.428cm" svg:height="0.358cm" svg:x="-0.008cm" svg:y="13.648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428cm" svg:height="0.091cm" svg:x="-0.008cm" svg:y="13.557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frame draw:style-name="gr1" draw:text-style-name="P1" draw:layer="layout" svg:width="8.466cm" svg:height="5.643cm" svg:x="0.634cm" svg:y="1.157cm">
            <draw:image xlink:href="Pictures/100002010000012C000000C81F08828561CCDD6C.png" xlink:type="simple" xlink:show="embed" xlink:actuate="onLoad">
              <text:p/>
            </draw:image>
          </draw:frame>
          <draw:g>
            <draw:custom-shape draw:style-name="gr53" draw:text-style-name="P15" draw:layer="layout" svg:width="0.79cm" svg:height="1.582cm" svg:x="5.734cm" svg:y="2.275cm">
              <text:p text:style-name="P11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54" draw:text-style-name="P9" draw:layer="layout" svg:width="0.79cm" svg:height="0.705cm" svg:x="5.734cm" svg:y="1.657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55" draw:text-style-name="P9" draw:layer="layout" svg:width="0.395cm" svg:height="0.35cm" svg:x="5.932cm" svg:y="1.308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395cm" svg:height="0.088cm" svg:x="5.932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6" draw:text-style-name="P14" draw:layer="layout" svg:width="0.856cm" svg:height="1.62cm" svg:x="4.078cm" svg:y="2.337cm">
              <text:p text:style-name="P11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57" draw:text-style-name="P8" draw:layer="layout" svg:width="0.856cm" svg:height="0.722cm" svg:x="4.078cm" svg:y="1.706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58" draw:text-style-name="P8" draw:layer="layout" svg:width="0.428cm" svg:height="0.358cm" svg:x="4.292cm" svg:y="1.348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428cm" svg:height="0.091cm" svg:x="4.292cm" svg:y="1.25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9" draw:text-style-name="P12" draw:layer="layout" svg:width="0.79cm" svg:height="1.582cm" svg:x="2.444cm" svg:y="2.275cm">
              <text:p text:style-name="P11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6" draw:layer="layout" svg:width="0.79cm" svg:height="0.705cm" svg:x="2.444cm" svg:y="1.657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1" draw:text-style-name="P6" draw:layer="layout" svg:width="0.395cm" svg:height="0.35cm" svg:x="2.642cm" svg:y="1.308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395cm" svg:height="0.088cm" svg:x="2.642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2" draw:text-style-name="P13" draw:layer="layout" svg:width="0.856cm" svg:height="1.544cm" svg:x="1.034cm" svg:y="2.288cm">
              <text:p text:style-name="P11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63" draw:text-style-name="P10" draw:layer="layout" svg:width="0.856cm" svg:height="0.688cm" svg:x="1.034cm" svg:y="1.686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4" draw:text-style-name="P10" draw:layer="layout" svg:width="0.428cm" svg:height="0.342cm" svg:x="1.248cm" svg:y="1.344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428cm" svg:height="0.087cm" svg:x="1.248cm" svg:y="1.25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5" draw:text-style-name="P12" draw:layer="layout" svg:width="0.856cm" svg:height="1.582cm" svg:x="7.434cm" svg:y="2.275cm">
              <text:p text:style-name="P11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66" draw:text-style-name="P6" draw:layer="layout" svg:width="0.856cm" svg:height="0.705cm" svg:x="7.434cm" svg:y="1.657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1" draw:text-style-name="P6" draw:layer="layout" svg:width="0.428cm" svg:height="0.35cm" svg:x="7.648cm" svg:y="1.308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428cm" svg:height="0.088cm" svg:x="7.648cm" svg:y="1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7" draw:text-style-name="P13" draw:layer="layout" svg:width="0.856cm" svg:height="1.545cm" svg:x="2.544cm" svg:y="5.112cm">
              <text:p text:style-name="P11"><text:span text:style-name="T1">7</text:span></text:p>
              <draw:enhanced-geometry svg:viewBox="0 0 21600 21600" draw:type="rectangle" draw:enhanced-path="M 0 0 L 21600 0 21600 21600 0 21600 0 0 Z N"/>
            </draw:custom-shape>
            <draw:custom-shape draw:style-name="gr63" draw:text-style-name="P10" draw:layer="layout" svg:width="0.856cm" svg:height="0.688cm" svg:x="2.544cm" svg:y="4.511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4" draw:text-style-name="P10" draw:layer="layout" svg:width="0.428cm" svg:height="0.342cm" svg:x="2.758cm" svg:y="4.169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428cm" svg:height="0.086cm" svg:x="2.758cm" svg:y="4.08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6" draw:text-style-name="P14" draw:layer="layout" svg:width="0.856cm" svg:height="1.62cm" svg:x="1.078cm" svg:y="5.037cm">
              <text:p text:style-name="P11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57" draw:text-style-name="P8" draw:layer="layout" svg:width="0.856cm" svg:height="0.722cm" svg:x="1.078cm" svg:y="4.406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58" draw:text-style-name="P8" draw:layer="layout" svg:width="0.428cm" svg:height="0.358cm" svg:x="1.292cm" svg:y="4.048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428cm" svg:height="0.091cm" svg:x="1.292cm" svg:y="3.95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5" draw:text-style-name="P12" draw:layer="layout" svg:width="0.856cm" svg:height="1.582cm" svg:x="4.044cm" svg:y="5.112cm">
              <text:p text:style-name="P11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66" draw:text-style-name="P6" draw:layer="layout" svg:width="0.856cm" svg:height="0.705cm" svg:x="4.044cm" svg:y="4.494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1" draw:text-style-name="P6" draw:layer="layout" svg:width="0.428cm" svg:height="0.35cm" svg:x="4.258cm" svg:y="4.145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428cm" svg:height="0.088cm" svg:x="4.258cm" svg:y="4.057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frame draw:style-name="gr1" draw:text-style-name="P1" draw:layer="layout" svg:width="8.466cm" svg:height="5.643cm" svg:x="9.5cm" svg:y="2.2cm">
            <draw:image xlink:href="Pictures/100002010000012C000000C81F08828561CCDD6C.png" xlink:type="simple" xlink:show="embed" xlink:actuate="onLoad">
              <text:p/>
            </draw:image>
          </draw:frame>
          <draw:custom-shape draw:style-name="gr53" draw:text-style-name="P15" draw:layer="layout" svg:width="0.79cm" svg:height="1.582cm" svg:x="14.6cm" svg:y="3.318cm">
            <text:p text:style-name="P11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54" draw:text-style-name="P9" draw:layer="layout" svg:width="0.79cm" svg:height="0.705cm" svg:x="14.6cm" svg:y="2.7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5" draw:text-style-name="P9" draw:layer="layout" svg:width="0.395cm" svg:height="0.35cm" svg:x="14.798cm" svg:y="2.351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7" draw:layer="layout" svg:width="0.395cm" svg:height="0.088cm" svg:x="14.798cm" svg:y="2.263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4" draw:layer="layout" svg:width="0.856cm" svg:height="1.62cm" svg:x="12.944cm" svg:y="3.38cm">
            <text:p text:style-name="P11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8" draw:layer="layout" svg:width="0.856cm" svg:height="0.722cm" svg:x="12.944cm" svg:y="2.749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8" draw:text-style-name="P8" draw:layer="layout" svg:width="0.428cm" svg:height="0.358cm" svg:x="13.158cm" svg:y="2.391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7" draw:layer="layout" svg:width="0.428cm" svg:height="0.091cm" svg:x="13.158cm" svg:y="2.3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12" draw:layer="layout" svg:width="0.79cm" svg:height="1.582cm" svg:x="11.31cm" svg:y="3.318cm">
            <text:p text:style-name="P11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6" draw:layer="layout" svg:width="0.79cm" svg:height="0.705cm" svg:x="11.31cm" svg:y="2.7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1" draw:text-style-name="P6" draw:layer="layout" svg:width="0.395cm" svg:height="0.35cm" svg:x="11.508cm" svg:y="2.351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7" draw:layer="layout" svg:width="0.395cm" svg:height="0.088cm" svg:x="11.508cm" svg:y="2.263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13" draw:layer="layout" svg:width="0.856cm" svg:height="1.544cm" svg:x="9.9cm" svg:y="3.331cm">
            <text:p text:style-name="P1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63" draw:text-style-name="P10" draw:layer="layout" svg:width="0.856cm" svg:height="0.688cm" svg:x="9.9cm" svg:y="2.729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4" draw:text-style-name="P10" draw:layer="layout" svg:width="0.428cm" svg:height="0.342cm" svg:x="10.114cm" svg:y="2.387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7" draw:layer="layout" svg:width="0.428cm" svg:height="0.087cm" svg:x="10.114cm" svg:y="2.3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12" draw:layer="layout" svg:width="0.856cm" svg:height="1.582cm" svg:x="16.3cm" svg:y="3.318cm">
            <text:p text:style-name="P11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6" draw:layer="layout" svg:width="0.856cm" svg:height="0.705cm" svg:x="16.3cm" svg:y="2.7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1" draw:text-style-name="P6" draw:layer="layout" svg:width="0.428cm" svg:height="0.35cm" svg:x="16.514cm" svg:y="2.351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7" draw:layer="layout" svg:width="0.428cm" svg:height="0.088cm" svg:x="16.514cm" svg:y="2.263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13" draw:layer="layout" svg:width="0.856cm" svg:height="1.545cm" svg:x="11.41cm" svg:y="6.155cm">
            <text:p text:style-name="P11"><text:span text:style-name="T1">7</text:span></text:p>
            <draw:enhanced-geometry svg:viewBox="0 0 21600 21600" draw:type="rectangle" draw:enhanced-path="M 0 0 L 21600 0 21600 21600 0 21600 0 0 Z N"/>
          </draw:custom-shape>
          <draw:custom-shape draw:style-name="gr63" draw:text-style-name="P10" draw:layer="layout" svg:width="0.856cm" svg:height="0.688cm" svg:x="11.41cm" svg:y="5.554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4" draw:text-style-name="P10" draw:layer="layout" svg:width="0.428cm" svg:height="0.342cm" svg:x="11.624cm" svg:y="5.212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7" draw:layer="layout" svg:width="0.428cm" svg:height="0.086cm" svg:x="11.624cm" svg:y="5.126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4" draw:layer="layout" svg:width="0.856cm" svg:height="1.62cm" svg:x="9.944cm" svg:y="6.08cm">
            <text:p text:style-name="P11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8" draw:layer="layout" svg:width="0.856cm" svg:height="0.722cm" svg:x="9.944cm" svg:y="5.449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8" draw:text-style-name="P8" draw:layer="layout" svg:width="0.428cm" svg:height="0.358cm" svg:x="10.158cm" svg:y="5.091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7" draw:layer="layout" svg:width="0.428cm" svg:height="0.091cm" svg:x="10.158cm" svg:y="5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12" draw:layer="layout" svg:width="0.856cm" svg:height="1.582cm" svg:x="12.91cm" svg:y="6.155cm">
            <text:p text:style-name="P11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6" draw:layer="layout" svg:width="0.856cm" svg:height="0.705cm" svg:x="12.91cm" svg:y="5.537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1" draw:text-style-name="P6" draw:layer="layout" svg:width="0.428cm" svg:height="0.35cm" svg:x="13.124cm" svg:y="5.188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7" draw:layer="layout" svg:width="0.428cm" svg:height="0.088cm" svg:x="13.124cm" svg:y="5.1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13" draw:layer="layout" svg:width="0.856cm" svg:height="1.544cm" svg:x="14.7cm" svg:y="6.131cm">
            <text:p text:style-name="P11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63" draw:text-style-name="P10" draw:layer="layout" svg:width="0.856cm" svg:height="0.688cm" svg:x="14.7cm" svg:y="5.529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4" draw:text-style-name="P10" draw:layer="layout" svg:width="0.428cm" svg:height="0.342cm" svg:x="14.914cm" svg:y="5.187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7" draw:layer="layout" svg:width="0.428cm" svg:height="0.087cm" svg:x="14.914cm" svg:y="5.1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" draw:layer="layout" svg:width="8.466cm" svg:height="5.643cm" svg:x="10.2cm" svg:y="11.357cm">
            <draw:image xlink:href="Pictures/100002010000012C000000C81F08828561CCDD6C.png" xlink:type="simple" xlink:show="embed" xlink:actuate="onLoad">
              <text:p/>
            </draw:image>
          </draw:frame>
          <draw:custom-shape draw:style-name="gr53" draw:text-style-name="P15" draw:layer="layout" svg:width="0.79cm" svg:height="1.582cm" svg:x="15.3cm" svg:y="12.475cm">
            <text:p text:style-name="P11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54" draw:text-style-name="P9" draw:layer="layout" svg:width="0.79cm" svg:height="0.705cm" svg:x="15.3cm" svg:y="11.857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5" draw:text-style-name="P9" draw:layer="layout" svg:width="0.395cm" svg:height="0.35cm" svg:x="15.498cm" svg:y="11.508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7" draw:layer="layout" svg:width="0.395cm" svg:height="0.088cm" svg:x="15.498cm" svg:y="11.4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6" draw:text-style-name="P14" draw:layer="layout" svg:width="0.856cm" svg:height="1.62cm" svg:x="13.644cm" svg:y="12.537cm">
              <text:p text:style-name="P11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57" draw:text-style-name="P8" draw:layer="layout" svg:width="0.856cm" svg:height="0.722cm" svg:x="13.644cm" svg:y="11.906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58" draw:text-style-name="P8" draw:layer="layout" svg:width="0.428cm" svg:height="0.358cm" svg:x="13.858cm" svg:y="11.548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7" draw:layer="layout" svg:width="0.428cm" svg:height="0.091cm" svg:x="13.858cm" svg:y="11.45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9" draw:text-style-name="P12" draw:layer="layout" svg:width="0.79cm" svg:height="1.582cm" svg:x="12.01cm" svg:y="12.475cm">
            <text:p text:style-name="P11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6" draw:layer="layout" svg:width="0.79cm" svg:height="0.705cm" svg:x="12.01cm" svg:y="11.857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1" draw:text-style-name="P6" draw:layer="layout" svg:width="0.395cm" svg:height="0.35cm" svg:x="12.208cm" svg:y="11.508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7" draw:layer="layout" svg:width="0.395cm" svg:height="0.088cm" svg:x="12.208cm" svg:y="11.42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13" draw:layer="layout" svg:width="0.856cm" svg:height="1.544cm" svg:x="10.6cm" svg:y="12.488cm">
            <text:p text:style-name="P1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63" draw:text-style-name="P10" draw:layer="layout" svg:width="0.856cm" svg:height="0.688cm" svg:x="10.6cm" svg:y="11.886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4" draw:text-style-name="P10" draw:layer="layout" svg:width="0.428cm" svg:height="0.342cm" svg:x="10.814cm" svg:y="11.544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7" draw:layer="layout" svg:width="0.428cm" svg:height="0.087cm" svg:x="10.814cm" svg:y="11.457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12" draw:layer="layout" svg:width="0.856cm" svg:height="1.582cm" svg:x="17cm" svg:y="12.475cm">
            <text:p text:style-name="P11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6" draw:layer="layout" svg:width="0.856cm" svg:height="0.705cm" svg:x="17cm" svg:y="11.857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1" draw:text-style-name="P6" draw:layer="layout" svg:width="0.428cm" svg:height="0.35cm" svg:x="17.214cm" svg:y="11.508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7" draw:layer="layout" svg:width="0.428cm" svg:height="0.088cm" svg:x="17.214cm" svg:y="11.42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13" draw:layer="layout" svg:width="0.856cm" svg:height="1.545cm" svg:x="12.11cm" svg:y="15.312cm">
            <text:p text:style-name="P11"><text:span text:style-name="T1">7</text:span></text:p>
            <draw:enhanced-geometry svg:viewBox="0 0 21600 21600" draw:type="rectangle" draw:enhanced-path="M 0 0 L 21600 0 21600 21600 0 21600 0 0 Z N"/>
          </draw:custom-shape>
          <draw:custom-shape draw:style-name="gr63" draw:text-style-name="P10" draw:layer="layout" svg:width="0.856cm" svg:height="0.688cm" svg:x="12.11cm" svg:y="14.711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4" draw:text-style-name="P10" draw:layer="layout" svg:width="0.428cm" svg:height="0.342cm" svg:x="12.324cm" svg:y="14.369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7" draw:layer="layout" svg:width="0.428cm" svg:height="0.086cm" svg:x="12.324cm" svg:y="14.283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4" draw:layer="layout" svg:width="0.856cm" svg:height="1.62cm" svg:x="10.644cm" svg:y="15.237cm">
            <text:p text:style-name="P11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8" draw:layer="layout" svg:width="0.856cm" svg:height="0.722cm" svg:x="10.644cm" svg:y="14.606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8" draw:text-style-name="P8" draw:layer="layout" svg:width="0.428cm" svg:height="0.358cm" svg:x="10.858cm" svg:y="14.248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7" draw:layer="layout" svg:width="0.428cm" svg:height="0.091cm" svg:x="10.858cm" svg:y="14.157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12" draw:layer="layout" svg:width="0.856cm" svg:height="1.582cm" svg:x="13.61cm" svg:y="15.312cm">
            <text:p text:style-name="P11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6" draw:layer="layout" svg:width="0.856cm" svg:height="0.705cm" svg:x="13.61cm" svg:y="14.694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1" draw:text-style-name="P6" draw:layer="layout" svg:width="0.428cm" svg:height="0.35cm" svg:x="13.824cm" svg:y="14.345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7" draw:layer="layout" svg:width="0.428cm" svg:height="0.088cm" svg:x="13.824cm" svg:y="14.257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13" draw:layer="layout" svg:width="0.856cm" svg:height="1.544cm" svg:x="15.4cm" svg:y="15.288cm">
            <text:p text:style-name="P11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63" draw:text-style-name="P10" draw:layer="layout" svg:width="0.856cm" svg:height="0.688cm" svg:x="15.4cm" svg:y="14.686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4" draw:text-style-name="P10" draw:layer="layout" svg:width="0.428cm" svg:height="0.342cm" svg:x="15.614cm" svg:y="14.344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7" draw:layer="layout" svg:width="0.428cm" svg:height="0.087cm" svg:x="15.614cm" svg:y="14.25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68" draw:text-style-name="P17" draw:layer="layout" svg:width="1.2cm" svg:height="1.62cm" svg:x="16.9cm" svg:y="15.28cm">
              <text:p text:style-name="P16"><text:span text:style-name="T2">10</text:span></text:p>
              <draw:enhanced-geometry svg:viewBox="0 0 21600 21600" draw:type="rectangle" draw:enhanced-path="M 0 0 L 21600 0 21600 21600 0 21600 0 0 Z N"/>
            </draw:custom-shape>
            <draw:custom-shape draw:style-name="gr69" draw:text-style-name="P8" draw:layer="layout" svg:width="1.2cm" svg:height="0.722cm" svg:x="16.9cm" svg:y="14.649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70" draw:text-style-name="P8" draw:layer="layout" svg:width="0.6cm" svg:height="0.358cm" svg:x="17.2cm" svg:y="14.291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43" draw:text-style-name="P7" draw:layer="layout" svg:width="0.6cm" svg:height="0.091cm" svg:x="17.2cm" svg:y="14.2cm">
              <text:p/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9T15:46:19.720920472</meta:creation-date>
    <meta:generator>LibreOffice/5.1.6.2$Linux_X86_64 LibreOffice_project/10m0$Build-2</meta:generator>
    <dc:date>2017-08-29T17:06:12.357242184</dc:date>
    <meta:editing-duration>PT38M50S</meta:editing-duration>
    <meta:editing-cycles>1</meta:editing-cycles>
    <meta:document-statistic meta:object-count="770"/>
  </office:meta>
</office:document-meta>
</file>